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02.11mm"/>
    </style:style>
    <style:style style:name="co4" style:family="table-column">
      <style:table-column-properties fo:break-before="auto" style:column-width="154.41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41.75mm"/>
    </style:style>
    <style:style style:name="co8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21.2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modri_la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Part No</text:p>
          </table:table-cell>
          <table:table-cell office:value-type="string" calcext:value-type="string">
            <text:p><text:s/>DigiKey</text:p>
          </table:table-cell>
          <table:table-cell office:value-type="string" calcext:value-type="string">
            <text:p><text:s/>Mouser</text:p>
          </table:table-cell>
          <table:table-cell office:value-type="string" calcext:value-type="string">
            <text:p><text:s/>Farnell</text:p>
          </table:table-cell>
          <table:table-cell office:value-type="string" calcext:value-type="string">
            <text:p><text:s/>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udriver3:Hirose_DF13-03P-1.25DSA_1x03_P1.25mm_Vertical</text:p>
          </table:table-cell>
          <table:table-cell office:value-type="string" calcext:value-type="string">
            <text:p>https://www.hirose.com/product/document?clcode=&amp;productname=&amp;series=DF13&amp;documenttype=Catalog&amp;lang=en&amp;documentid=D31687_en</text:p>
          </table:table-cell>
          <table:table-cell office:value-type="string" calcext:value-type="string">
            <text:p>DF13-3P-1.25DSA(75)</text:p>
          </table:table-cell>
          <table:table-cell office:value-type="string" calcext:value-type="string">
            <text:p>DF13-3P-1.25DSA(75)-ND</text:p>
          </table:table-cell>
          <table:table-cell office:value-type="string" calcext:value-type="string">
            <text:p>798-DF13-3P-125DSA75</text:p>
          </table:table-cell>
          <table:table-cell office:value-type="float" office:value="2916340" calcext:value-type="float">
            <text:p>2916340</text:p>
          </table:table-cell>
          <table:table-cell office:value-type="string" calcext:value-type="string">
            <text:p>188-62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200C</text:p>
          </table:table-cell>
          <table:table-cell office:value-type="string" calcext:value-type="string">
            <text:p>P122692CT-ND</text:p>
          </table:table-cell>
          <table:table-cell office:value-type="string" calcext:value-type="string">
            <text:p>667-ERJ-1GNF1200C</text:p>
          </table:table-cell>
          <table:table-cell office:value-type="float" office:value="2396857" calcext:value-type="float">
            <text:p>2396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11</text:p>
          </table:table-cell>
          <table:table-cell office:value-type="string" calcext:value-type="string">
            <text:p>udriver3:Hirose_DF13-11P-1.25DSA_1x11_P1.25mm_Vertical</text:p>
          </table:table-cell>
          <table:table-cell office:value-type="string" calcext:value-type="string">
            <text:p>https://www.hirose.com/product/document?clcode=&amp;productname=&amp;series=DF13&amp;documenttype=Catalog&amp;lang=en&amp;documentid=D31687_en</text:p>
          </table:table-cell>
          <table:table-cell office:value-type="string" calcext:value-type="string">
            <text:p>DF13-11P-1.25DSA(75)</text:p>
          </table:table-cell>
          <table:table-cell office:value-type="string" calcext:value-type="string">
            <text:p>H126373-ND</text:p>
          </table:table-cell>
          <table:table-cell office:value-type="string" calcext:value-type="string">
            <text:p>798-DF13-11P125DSA75</text:p>
          </table:table-cell>
          <table:table-cell/>
          <table:table-cell office:value-type="string" calcext:value-type="string">
            <text:p>188-63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udriver3:Hirose_DF13-05P-1.25DSA_1x05_P1.25mm_Vertical</text:p>
          </table:table-cell>
          <table:table-cell office:value-type="string" calcext:value-type="string">
            <text:p>https://www.hirose.com/product/document?clcode=&amp;productname=&amp;series=DF13&amp;documenttype=Catalog&amp;lang=en&amp;documentid=D31687_en</text:p>
          </table:table-cell>
          <table:table-cell office:value-type="string" calcext:value-type="string">
            <text:p>DF13-5P-1.25DSA(75)</text:p>
          </table:table-cell>
          <table:table-cell office:value-type="string" calcext:value-type="string">
            <text:p>DF13-5P-1.25DSA(75)-ND</text:p>
          </table:table-cell>
          <table:table-cell office:value-type="string" calcext:value-type="string">
            <text:p>798-DF13-5P-125DSA75</text:p>
          </table:table-cell>
          <table:table-cell office:value-type="float" office:value="2427589" calcext:value-type="float">
            <text:p>2427589</text:p>
          </table:table-cell>
          <table:table-cell office:value-type="string" calcext:value-type="string">
            <text:p>188-63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udriver3:Hirose_DF13-03P-1.25DSA_1x03_P1.25mm_Vertical</text:p>
          </table:table-cell>
          <table:table-cell office:value-type="string" calcext:value-type="string">
            <text:p>https://www.hirose.com/product/document?clcode=&amp;productname=&amp;series=DF13&amp;documenttype=Catalog&amp;lang=en&amp;documentid=D31687_en</text:p>
          </table:table-cell>
          <table:table-cell office:value-type="string" calcext:value-type="string">
            <text:p>DF13-3P-1.25DSA(75)</text:p>
          </table:table-cell>
          <table:table-cell office:value-type="string" calcext:value-type="string">
            <text:p>DF13-3P-1.25DSA(75)-ND</text:p>
          </table:table-cell>
          <table:table-cell office:value-type="string" calcext:value-type="string">
            <text:p>798-DF13-3P-125DSA75</text:p>
          </table:table-cell>
          <table:table-cell office:value-type="float" office:value="2916340" calcext:value-type="float">
            <text:p>2916340</text:p>
          </table:table-cell>
          <table:table-cell office:value-type="string" calcext:value-type="string">
            <text:p>188-62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200C</text:p>
          </table:table-cell>
          <table:table-cell office:value-type="string" calcext:value-type="string">
            <text:p>P122692CT-ND</text:p>
          </table:table-cell>
          <table:table-cell office:value-type="string" calcext:value-type="string">
            <text:p>667-ERJ-1GNF1200C</text:p>
          </table:table-cell>
          <table:table-cell office:value-type="float" office:value="2396857" calcext:value-type="float">
            <text:p>2396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2mm_M2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2mm_M2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2mm_M2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2mm_M2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MS320F28388D</text:p>
          </table:table-cell>
          <table:table-cell office:value-type="string" calcext:value-type="string">
            <text:p>udriver3:NFBGA_337</text:p>
          </table:table-cell>
          <table:table-cell office:value-type="string" calcext:value-type="string">
            <text:p>https://www.ti.com/lit/ds/symlink/tms320f28388d.pdf</text:p>
          </table:table-cell>
          <table:table-cell office:value-type="string" calcext:value-type="string">
            <text:p>F28388DZWTS</text:p>
          </table:table-cell>
          <table:table-cell office:value-type="string" calcext:value-type="string">
            <text:p><text:s/><text:tab/>296-F28388DZWTS-ND</text:p>
          </table:table-cell>
          <table:table-cell office:value-type="string" calcext:value-type="string">
            <text:p>595-F28388DZW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3C</text:p>
          </table:table-cell>
          <table:table-cell office:value-type="string" calcext:value-type="string">
            <text:p>P122655CT-ND</text:p>
          </table:table-cell>
          <table:table-cell office:value-type="string" calcext:value-type="string">
            <text:p>667-ERJ-1GNF1003C</text:p>
          </table:table-cell>
          <table:table-cell office:value-type="float" office:value="2302389" calcext:value-type="float">
            <text:p>2302389</text:p>
          </table:table-cell>
          <table:table-cell office:value-type="string" calcext:value-type="string">
            <text:p>179-7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murata.com/en-eu/products/productdetail?partno=GRM188R61A106ME69%23</text:p>
          </table:table-cell>
          <table:table-cell office:value-type="string" calcext:value-type="string">
            <text:p>GRM188R61A226ME15D</text:p>
          </table:table-cell>
          <table:table-cell office:value-type="string" calcext:value-type="string">
            <text:p>490-10476-1-ND</text:p>
          </table:table-cell>
          <table:table-cell office:value-type="string" calcext:value-type="string">
            <text:p>81-GRM188R61A226ME5D</text:p>
          </table:table-cell>
          <table:table-cell office:value-type="float" office:value="2426957" calcext:value-type="float">
            <text:p>2426957</text:p>
          </table:table-cell>
          <table:table-cell office:value-type="string" calcext:value-type="string">
            <text:p>884-72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murata.com/en-eu/products/productdetail?partno=GRM188R72A104KA35%23</text:p>
          </table:table-cell>
          <table:table-cell office:value-type="string" calcext:value-type="string">
            <text:p>GRM188R72A104KA35D</text:p>
          </table:table-cell>
          <table:table-cell office:value-type="string" calcext:value-type="string">
            <text:p>490-3285-1-ND</text:p>
          </table:table-cell>
          <table:table-cell office:value-type="string" calcext:value-type="string">
            <text:p>81-GRM188R72A104KA35</text:p>
          </table:table-cell>
          <table:table-cell office:value-type="float" office:value="1828921" calcext:value-type="float">
            <text:p>18289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https://product.tdk.com/info/en/catalog/datasheets/mlcc_commercial_general_en.pdf</text:p>
          </table:table-cell>
          <table:table-cell office:value-type="string" calcext:value-type="string">
            <text:p>C3225X7R1N106K250AC</text:p>
          </table:table-cell>
          <table:table-cell office:value-type="string" calcext:value-type="string">
            <text:p>445-C3225X7R1N106K250ACCT-ND </text:p>
          </table:table-cell>
          <table:table-cell office:value-type="string" calcext:value-type="string">
            <text:p>810-C3225X7R1N106K25</text:p>
          </table:table-cell>
          <table:table-cell office:value-type="float" office:value="3416259" calcext:value-type="float">
            <text:p>34162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81A105ME05%23</text:p>
          </table:table-cell>
          <table:table-cell office:value-type="string" calcext:value-type="string">
            <text:p>GRM033C81A105ME05D</text:p>
          </table:table-cell>
          <table:table-cell office:value-type="string" calcext:value-type="string">
            <text:p>490-13219-1-ND</text:p>
          </table:table-cell>
          <table:table-cell office:value-type="string" calcext:value-type="string">
            <text:p>81-GRM033C81A105ME5D</text:p>
          </table:table-cell>
          <table:table-cell office:value-type="float" office:value="3238032" calcext:value-type="float">
            <text:p>3238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AX17502FxTB</text:p>
          </table:table-cell>
          <table:table-cell office:value-type="string" calcext:value-type="string">
            <text:p>udriver3:TDFN-10-1EP_2x3mm_P0.5mm_EP0.9x2mm_ThermalVias</text:p>
          </table:table-cell>
          <table:table-cell office:value-type="string" calcext:value-type="string">
            <text:p>https://datasheets.maximintegrated.com/en/ds/MAX17501.pdf</text:p>
          </table:table-cell>
          <table:table-cell office:value-type="string" calcext:value-type="string">
            <text:p>MAX17502FATB+T</text:p>
          </table:table-cell>
          <table:table-cell office:value-type="string" calcext:value-type="string">
            <text:p>MAX17502FATB+TCT-ND</text:p>
          </table:table-cell>
          <table:table-cell office:value-type="string" calcext:value-type="string">
            <text:p>700-MAX17502FATB+T</text:p>
          </table:table-cell>
          <table:table-cell office:value-type="float" office:value="2514327" calcext:value-type="float">
            <text:p>2514327</text:p>
          </table:table-cell>
          <table:table-cell office:value-type="string" calcext:value-type="string">
            <text:p>190-81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udriver3:L_coilcraft_LPS62xx</text:p>
          </table:table-cell>
          <table:table-cell office:value-type="string" calcext:value-type="string">
            <text:p>https://www.coilcraft.com/getmedia/6d1d784f-2f6f-4f07-8e50-5f62900ff819/lps6235.pdf</text:p>
          </table:table-cell>
          <table:table-cell office:value-type="string" calcext:value-type="string">
            <text:p>LPS6235-223MR</text:p>
          </table:table-cell>
          <table:table-cell/>
          <table:table-cell office:value-type="string" calcext:value-type="string">
            <text:p>994-LPS6235-223MRC</text:p>
          </table:table-cell>
          <table:table-cell office:value-type="float" office:value="2408291" calcext:value-type="float">
            <text:p>2408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3C</text:p>
          </table:table-cell>
          <table:table-cell office:value-type="string" calcext:value-type="string">
            <text:p>P122655CT-ND</text:p>
          </table:table-cell>
          <table:table-cell office:value-type="string" calcext:value-type="string">
            <text:p>667-ERJ-1GNF1003C</text:p>
          </table:table-cell>
          <table:table-cell office:value-type="float" office:value="2302389" calcext:value-type="float">
            <text:p>2302389</text:p>
          </table:table-cell>
          <table:table-cell office:value-type="string" calcext:value-type="string">
            <text:p>179-7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2212C</text:p>
          </table:table-cell>
          <table:table-cell office:value-type="string" calcext:value-type="string">
            <text:p>P122837CT-ND</text:p>
          </table:table-cell>
          <table:table-cell office:value-type="string" calcext:value-type="string">
            <text:p>667-ERJ-1GNF2212C</text:p>
          </table:table-cell>
          <table:table-cell office:value-type="float" office:value="3335196" calcext:value-type="float">
            <text:p>3335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220R@100MHz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https://www.murata.com/-/media/webrenewal/support/library/catalog/products/emc/emifil/c51e.ashx?la=en-gb&amp;cvid=20190315071402699800</text:p>
          </table:table-cell>
          <table:table-cell office:value-type="string" calcext:value-type="string">
            <text:p>BLM18SG221TN1D</text:p>
          </table:table-cell>
          <table:table-cell office:value-type="string" calcext:value-type="string">
            <text:p>490-5225-1-ND</text:p>
          </table:table-cell>
          <table:table-cell office:value-type="string" calcext:value-type="string">
            <text:p>81-BLM18SG221TN1D</text:p>
          </table:table-cell>
          <table:table-cell office:value-type="float" office:value="1515753" calcext:value-type="float">
            <text:p>1515753</text:p>
          </table:table-cell>
          <table:table-cell office:value-type="string" calcext:value-type="string">
            <text:p>792-62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B2</text:p>
          </table:table-cell>
          <table:table-cell office:value-type="string" calcext:value-type="string">
            <text:p>220R@100MHz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https://www.murata.com/-/media/webrenewal/support/library/catalog/products/emc/emifil/c51e.ashx?la=en-gb&amp;cvid=20190315071402699800</text:p>
          </table:table-cell>
          <table:table-cell office:value-type="string" calcext:value-type="string">
            <text:p>BLM18SG221TN1D</text:p>
          </table:table-cell>
          <table:table-cell office:value-type="string" calcext:value-type="string">
            <text:p>490-5225-1-ND</text:p>
          </table:table-cell>
          <table:table-cell office:value-type="string" calcext:value-type="string">
            <text:p>81-BLM18SG221TN1D</text:p>
          </table:table-cell>
          <table:table-cell office:value-type="float" office:value="1515753" calcext:value-type="float">
            <text:p>1515753</text:p>
          </table:table-cell>
          <table:table-cell office:value-type="string" calcext:value-type="string">
            <text:p>792-62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murata.com/en-eu/products/productdetail?partno=GRM188R61A106ME69%23</text:p>
          </table:table-cell>
          <table:table-cell office:value-type="string" calcext:value-type="string">
            <text:p>GRM188R61A106ME69D</text:p>
          </table:table-cell>
          <table:table-cell office:value-type="string" calcext:value-type="string">
            <text:p>490-10475-1-ND</text:p>
          </table:table-cell>
          <table:table-cell office:value-type="string" calcext:value-type="string">
            <text:p>81-GRM188R61A106ME9D</text:p>
          </table:table-cell>
          <table:table-cell office:value-type="float" office:value="2456110" calcext:value-type="float">
            <text:p>2456110</text:p>
          </table:table-cell>
          <table:table-cell office:value-type="string" calcext:value-type="string">
            <text:p>113-87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murata.com/en-eu/products/productdetail?partno=GRM188R61A106ME69%23</text:p>
          </table:table-cell>
          <table:table-cell office:value-type="string" calcext:value-type="string">
            <text:p>GRM188R61A106ME69D</text:p>
          </table:table-cell>
          <table:table-cell office:value-type="string" calcext:value-type="string">
            <text:p>490-10475-1-ND</text:p>
          </table:table-cell>
          <table:table-cell office:value-type="string" calcext:value-type="string">
            <text:p>81-GRM188R61A106ME9D</text:p>
          </table:table-cell>
          <table:table-cell office:value-type="float" office:value="2456110" calcext:value-type="float">
            <text:p>2456110</text:p>
          </table:table-cell>
          <table:table-cell office:value-type="string" calcext:value-type="string">
            <text:p>113-87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81A105ME05%23</text:p>
          </table:table-cell>
          <table:table-cell office:value-type="string" calcext:value-type="string">
            <text:p>GRM033C81A105ME05D</text:p>
          </table:table-cell>
          <table:table-cell office:value-type="string" calcext:value-type="string">
            <text:p>490-13219-1-ND</text:p>
          </table:table-cell>
          <table:table-cell office:value-type="string" calcext:value-type="string">
            <text:p>81-GRM033C81A105ME5D</text:p>
          </table:table-cell>
          <table:table-cell office:value-type="float" office:value="3238032" calcext:value-type="float">
            <text:p>3238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murata.com/en-eu/products/productdetail?partno=GRM188R61A106ME69%23</text:p>
          </table:table-cell>
          <table:table-cell office:value-type="string" calcext:value-type="string">
            <text:p>GRM188R61A106ME69D</text:p>
          </table:table-cell>
          <table:table-cell office:value-type="string" calcext:value-type="string">
            <text:p>490-10475-1-ND</text:p>
          </table:table-cell>
          <table:table-cell office:value-type="string" calcext:value-type="string">
            <text:p>81-GRM188R61A106ME9D</text:p>
          </table:table-cell>
          <table:table-cell office:value-type="float" office:value="2456110" calcext:value-type="float">
            <text:p>2456110</text:p>
          </table:table-cell>
          <table:table-cell office:value-type="string" calcext:value-type="string">
            <text:p>113-87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81A105ME05%23</text:p>
          </table:table-cell>
          <table:table-cell office:value-type="string" calcext:value-type="string">
            <text:p>GRM033C81A105ME05D</text:p>
          </table:table-cell>
          <table:table-cell office:value-type="string" calcext:value-type="string">
            <text:p>490-13219-1-ND</text:p>
          </table:table-cell>
          <table:table-cell office:value-type="string" calcext:value-type="string">
            <text:p>81-GRM033C81A105ME5D</text:p>
          </table:table-cell>
          <table:table-cell office:value-type="float" office:value="3238032" calcext:value-type="float">
            <text:p>3238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PM3804GG</text:p>
          </table:table-cell>
          <table:table-cell office:value-type="string" calcext:value-type="string">
            <text:p>udriver3:QFN-10_2x2mm_P0.5mm</text:p>
          </table:table-cell>
          <table:table-cell office:value-type="string" calcext:value-type="string">
            <text:p>https://www.monolithicpower.com/en/documentview/productdocument/index/version/2/document_type/Datasheet/lang/en/sku/MPM3804GG/document_id/2122/</text:p>
          </table:table-cell>
          <table:table-cell office:value-type="string" calcext:value-type="string">
            <text:p>MPM3804GG</text:p>
          </table:table-cell>
          <table:table-cell office:value-type="string" calcext:value-type="string">
            <text:p>1589-1982-1-ND</text:p>
          </table:table-cell>
          <table:table-cell office:value-type="string" calcext:value-type="string">
            <text:p>946-MPM3804GG-Z</text:p>
          </table:table-cell>
          <table:table-cell office:value-type="float" office:value="3358188" calcext:value-type="float">
            <text:p>3358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3C</text:p>
          </table:table-cell>
          <table:table-cell office:value-type="string" calcext:value-type="string">
            <text:p>P122655CT-ND</text:p>
          </table:table-cell>
          <table:table-cell office:value-type="string" calcext:value-type="string">
            <text:p>667-ERJ-1GNF1003C</text:p>
          </table:table-cell>
          <table:table-cell office:value-type="float" office:value="2302389" calcext:value-type="float">
            <text:p>2302389</text:p>
          </table:table-cell>
          <table:table-cell office:value-type="string" calcext:value-type="string">
            <text:p>179-7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3C</text:p>
          </table:table-cell>
          <table:table-cell office:value-type="string" calcext:value-type="string">
            <text:p>P122655CT-ND</text:p>
          </table:table-cell>
          <table:table-cell office:value-type="string" calcext:value-type="string">
            <text:p>667-ERJ-1GNF1003C</text:p>
          </table:table-cell>
          <table:table-cell office:value-type="float" office:value="2302389" calcext:value-type="float">
            <text:p>2302389</text:p>
          </table:table-cell>
          <table:table-cell office:value-type="string" calcext:value-type="string">
            <text:p>179-7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PM3804GG</text:p>
          </table:table-cell>
          <table:table-cell office:value-type="string" calcext:value-type="string">
            <text:p>udriver3:QFN-10_2x2mm_P0.5mm</text:p>
          </table:table-cell>
          <table:table-cell office:value-type="string" calcext:value-type="string">
            <text:p>https://www.monolithicpower.com/en/documentview/productdocument/index/version/2/document_type/Datasheet/lang/en/sku/MPM3804GG/document_id/2122/</text:p>
          </table:table-cell>
          <table:table-cell office:value-type="string" calcext:value-type="string">
            <text:p>MPM3804GG</text:p>
          </table:table-cell>
          <table:table-cell office:value-type="string" calcext:value-type="string">
            <text:p>1589-1982-1-ND</text:p>
          </table:table-cell>
          <table:table-cell office:value-type="string" calcext:value-type="string">
            <text:p>946-MPM3804GG-Z</text:p>
          </table:table-cell>
          <table:table-cell office:value-type="float" office:value="3358188" calcext:value-type="float">
            <text:p>3358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B3</text:p>
          </table:table-cell>
          <table:table-cell office:value-type="string" calcext:value-type="string">
            <text:p>220R@100MHz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https://www.murata.com/-/media/webrenewal/support/library/catalog/products/emc/emifil/c51e.ashx?la=en-gb&amp;cvid=20190315071402699800</text:p>
          </table:table-cell>
          <table:table-cell office:value-type="string" calcext:value-type="string">
            <text:p>BLM18SG221TN1D</text:p>
          </table:table-cell>
          <table:table-cell office:value-type="string" calcext:value-type="string">
            <text:p>490-5225-1-ND</text:p>
          </table:table-cell>
          <table:table-cell office:value-type="string" calcext:value-type="string">
            <text:p>81-BLM18SG221TN1D</text:p>
          </table:table-cell>
          <table:table-cell office:value-type="float" office:value="1515753" calcext:value-type="float">
            <text:p>1515753</text:p>
          </table:table-cell>
          <table:table-cell office:value-type="string" calcext:value-type="string">
            <text:p>792-62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murata.com/en-eu/products/productdetail?partno=GRM188R61A106ME69%23</text:p>
          </table:table-cell>
          <table:table-cell office:value-type="string" calcext:value-type="string">
            <text:p>GRM188R61A106ME69D</text:p>
          </table:table-cell>
          <table:table-cell office:value-type="string" calcext:value-type="string">
            <text:p>490-10475-1-ND</text:p>
          </table:table-cell>
          <table:table-cell office:value-type="string" calcext:value-type="string">
            <text:p>81-GRM188R61A106ME9D</text:p>
          </table:table-cell>
          <table:table-cell office:value-type="float" office:value="2456110" calcext:value-type="float">
            <text:p>2456110</text:p>
          </table:table-cell>
          <table:table-cell office:value-type="string" calcext:value-type="string">
            <text:p>113-87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murata.com/en-eu/products/productdetail?partno=GRM188R61A106ME69%23</text:p>
          </table:table-cell>
          <table:table-cell office:value-type="string" calcext:value-type="string">
            <text:p>GRM188R61A106ME69D</text:p>
          </table:table-cell>
          <table:table-cell office:value-type="string" calcext:value-type="string">
            <text:p>490-10475-1-ND</text:p>
          </table:table-cell>
          <table:table-cell office:value-type="string" calcext:value-type="string">
            <text:p>81-GRM188R61A106ME9D</text:p>
          </table:table-cell>
          <table:table-cell office:value-type="float" office:value="2456110" calcext:value-type="float">
            <text:p>2456110</text:p>
          </table:table-cell>
          <table:table-cell office:value-type="string" calcext:value-type="string">
            <text:p>113-87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81A105ME05%23</text:p>
          </table:table-cell>
          <table:table-cell office:value-type="string" calcext:value-type="string">
            <text:p>GRM033C81A105ME05D</text:p>
          </table:table-cell>
          <table:table-cell office:value-type="string" calcext:value-type="string">
            <text:p>490-13219-1-ND</text:p>
          </table:table-cell>
          <table:table-cell office:value-type="string" calcext:value-type="string">
            <text:p>81-GRM033C81A105ME5D</text:p>
          </table:table-cell>
          <table:table-cell office:value-type="float" office:value="3238032" calcext:value-type="float">
            <text:p>3238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81A105ME05%23</text:p>
          </table:table-cell>
          <table:table-cell office:value-type="string" calcext:value-type="string">
            <text:p>GRM033C81A105ME05D</text:p>
          </table:table-cell>
          <table:table-cell office:value-type="string" calcext:value-type="string">
            <text:p>490-13219-1-ND</text:p>
          </table:table-cell>
          <table:table-cell office:value-type="string" calcext:value-type="string">
            <text:p>81-GRM033C81A105ME5D</text:p>
          </table:table-cell>
          <table:table-cell office:value-type="float" office:value="3238032" calcext:value-type="float">
            <text:p>3238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murata.com/en-eu/products/productdetail?partno=GRM188R61A106ME69%23</text:p>
          </table:table-cell>
          <table:table-cell office:value-type="string" calcext:value-type="string">
            <text:p>GRM188R61A106ME69D</text:p>
          </table:table-cell>
          <table:table-cell office:value-type="string" calcext:value-type="string">
            <text:p>490-10475-1-ND</text:p>
          </table:table-cell>
          <table:table-cell office:value-type="string" calcext:value-type="string">
            <text:p>81-GRM188R61A106ME9D</text:p>
          </table:table-cell>
          <table:table-cell office:value-type="float" office:value="2456110" calcext:value-type="float">
            <text:p>2456110</text:p>
          </table:table-cell>
          <table:table-cell office:value-type="string" calcext:value-type="string">
            <text:p>113-87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81A105ME05%23</text:p>
          </table:table-cell>
          <table:table-cell office:value-type="string" calcext:value-type="string">
            <text:p>GRM033C81A105ME05D</text:p>
          </table:table-cell>
          <table:table-cell office:value-type="string" calcext:value-type="string">
            <text:p>490-13219-1-ND</text:p>
          </table:table-cell>
          <table:table-cell office:value-type="string" calcext:value-type="string">
            <text:p>81-GRM033C81A105ME5D</text:p>
          </table:table-cell>
          <table:table-cell office:value-type="float" office:value="3238032" calcext:value-type="float">
            <text:p>3238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T6654AIS6-3</text:p>
          </table:table-cell>
          <table:table-cell office:value-type="string" calcext:value-type="string">
            <text:p>Package_TO_SOT_SMD:TSOT-23-6</text:p>
          </table:table-cell>
          <table:table-cell office:value-type="string" calcext:value-type="string">
            <text:p>https://www.analog.com/media/en/technical-documentation/data-sheets/lt6654.pdf</text:p>
          </table:table-cell>
          <table:table-cell office:value-type="string" calcext:value-type="string">
            <text:p>LT6654AIS6-3#TRMPBF</text:p>
          </table:table-cell>
          <table:table-cell office:value-type="string" calcext:value-type="string">
            <text:p>LT6654AIS6-3#TRMPBFCT-ND</text:p>
          </table:table-cell>
          <table:table-cell office:value-type="string" calcext:value-type="string">
            <text:p>584-6654AIS63TRMPBF</text:p>
          </table:table-cell>
          <table:table-cell office:value-type="float" office:value="2761957" calcext:value-type="float">
            <text:p>27619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56R0C</text:p>
          </table:table-cell>
          <table:table-cell office:value-type="string" calcext:value-type="string">
            <text:p>P123082CT-ND</text:p>
          </table:table-cell>
          <table:table-cell office:value-type="string" calcext:value-type="string">
            <text:p>667-ERJ-1GNF56R0C</text:p>
          </table:table-cell>
          <table:table-cell office:value-type="float" office:value="2396848" calcext:value-type="float">
            <text:p>2396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TCAN332G</text:p>
          </table:table-cell>
          <table:table-cell office:value-type="string" calcext:value-type="string">
            <text:p>Package_TO_SOT_SMD:TSOT-23-8</text:p>
          </table:table-cell>
          <table:table-cell office:value-type="string" calcext:value-type="string">
            <text:p>https://www.ti.com/lit/ds/symlink/tcan330g.pdf</text:p>
          </table:table-cell>
          <table:table-cell office:value-type="string" calcext:value-type="string">
            <text:p>TCAN332GDCNR</text:p>
          </table:table-cell>
          <table:table-cell office:value-type="string" calcext:value-type="string">
            <text:p>296-48677-1-ND</text:p>
          </table:table-cell>
          <table:table-cell office:value-type="string" calcext:value-type="string">
            <text:p>595-TCAN332GDCNR</text:p>
          </table:table-cell>
          <table:table-cell office:value-type="float" office:value="3009409" calcext:value-type="float">
            <text:p>30094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200C</text:p>
          </table:table-cell>
          <table:table-cell office:value-type="string" calcext:value-type="string">
            <text:p>P122692CT-ND</text:p>
          </table:table-cell>
          <table:table-cell office:value-type="string" calcext:value-type="string">
            <text:p>667-ERJ-1GNF1200C</text:p>
          </table:table-cell>
          <table:table-cell office:value-type="float" office:value="2396857" calcext:value-type="float">
            <text:p>2396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udriver3:Hirose_DF13-02P-1.25DSA_1x02_P1.25mm_Vertical</text:p>
          </table:table-cell>
          <table:table-cell office:value-type="string" calcext:value-type="string">
            <text:p>https://www.hirose.com/product/document?clcode=&amp;productname=&amp;series=DF13&amp;documenttype=Catalog&amp;lang=en&amp;documentid=D31687_en</text:p>
          </table:table-cell>
          <table:table-cell office:value-type="string" calcext:value-type="string">
            <text:p>DF13-2P-1.25DSA(75)</text:p>
          </table:table-cell>
          <table:table-cell office:value-type="string" calcext:value-type="string">
            <text:p>DF13-2P-1.25DSA(75)-ND</text:p>
          </table:table-cell>
          <table:table-cell office:value-type="string" calcext:value-type="string">
            <text:p>798-DF13-2P-125DSA75</text:p>
          </table:table-cell>
          <table:table-cell office:value-type="float" office:value="2427585" calcext:value-type="float">
            <text:p>2427585</text:p>
          </table:table-cell>
          <table:table-cell office:value-type="string" calcext:value-type="string">
            <text:p>188-62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DSLVDS1047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s://www.ti.com/lit/ds/symlink/dslvds1047.pdf</text:p>
          </table:table-cell>
          <table:table-cell office:value-type="string" calcext:value-type="string">
            <text:p>DSLVDS1047PWR</text:p>
          </table:table-cell>
          <table:table-cell office:value-type="string" calcext:value-type="string">
            <text:p>296-50740-1-ND</text:p>
          </table:table-cell>
          <table:table-cell office:value-type="string" calcext:value-type="string">
            <text:p>595-DSLVDS1047PW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2C</text:p>
          </table:table-cell>
          <table:table-cell office:value-type="string" calcext:value-type="string">
            <text:p>P122414CT-ND</text:p>
          </table:table-cell>
          <table:table-cell office:value-type="string" calcext:value-type="string">
            <text:p>667-ERJ-1GNF1002C</text:p>
          </table:table-cell>
          <table:table-cell office:value-type="float" office:value="2302362" calcext:value-type="float">
            <text:p>2302362</text:p>
          </table:table-cell>
          <table:table-cell office:value-type="string" calcext:value-type="string">
            <text:p>176-35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2C</text:p>
          </table:table-cell>
          <table:table-cell office:value-type="string" calcext:value-type="string">
            <text:p>P122414CT-ND</text:p>
          </table:table-cell>
          <table:table-cell office:value-type="string" calcext:value-type="string">
            <text:p>667-ERJ-1GNF1002C</text:p>
          </table:table-cell>
          <table:table-cell office:value-type="float" office:value="2302362" calcext:value-type="float">
            <text:p>2302362</text:p>
          </table:table-cell>
          <table:table-cell office:value-type="string" calcext:value-type="string">
            <text:p>176-35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TPD6E05U06</text:p>
          </table:table-cell>
          <table:table-cell office:value-type="string" calcext:value-type="string">
            <text:p>udriver3:USON_14</text:p>
          </table:table-cell>
          <table:table-cell office:value-type="string" calcext:value-type="string">
            <text:p>https://www.ti.com/lit/ds/symlink/tpd6e05u06.pdf</text:p>
          </table:table-cell>
          <table:table-cell office:value-type="string" calcext:value-type="string">
            <text:p>TPD6E05U06RVZR</text:p>
          </table:table-cell>
          <table:table-cell office:value-type="string" calcext:value-type="string">
            <text:p>296-39349-1-ND</text:p>
          </table:table-cell>
          <table:table-cell office:value-type="string" calcext:value-type="string">
            <text:p>595-TPD6E05U06RVZ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udriver3:Hirose_DF13-07P-1.25DSA_1x07_P1.25mm_Vertical</text:p>
          </table:table-cell>
          <table:table-cell office:value-type="string" calcext:value-type="string">
            <text:p>https://www.hirose.com/product/document?clcode=&amp;productname=&amp;series=DF13&amp;documenttype=Catalog&amp;lang=en&amp;documentid=D31687_en</text:p>
          </table:table-cell>
          <table:table-cell office:value-type="string" calcext:value-type="string">
            <text:p>DF13-7P-1.25DSA(75)</text:p>
          </table:table-cell>
          <table:table-cell office:value-type="string" calcext:value-type="string">
            <text:p>DF13-7P-1.25DSA(75)-ND</text:p>
          </table:table-cell>
          <table:table-cell office:value-type="string" calcext:value-type="string">
            <text:p>798-DF13-7P-125DSA75</text:p>
          </table:table-cell>
          <table:table-cell/>
          <table:table-cell office:value-type="string" calcext:value-type="string">
            <text:p>188-62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2C</text:p>
          </table:table-cell>
          <table:table-cell office:value-type="string" calcext:value-type="string">
            <text:p>P122414CT-ND</text:p>
          </table:table-cell>
          <table:table-cell office:value-type="string" calcext:value-type="string">
            <text:p>667-ERJ-1GNF1002C</text:p>
          </table:table-cell>
          <table:table-cell office:value-type="float" office:value="2302362" calcext:value-type="float">
            <text:p>2302362</text:p>
          </table:table-cell>
          <table:table-cell office:value-type="string" calcext:value-type="string">
            <text:p>176-35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https://product.tdk.com/info/en/catalog/datasheets/mlcc_commercial_general_en.pdf</text:p>
          </table:table-cell>
          <table:table-cell office:value-type="string" calcext:value-type="string">
            <text:p>C3225X7R1N106K250AC</text:p>
          </table:table-cell>
          <table:table-cell office:value-type="string" calcext:value-type="string">
            <text:p>445-C3225X7R1N106K250ACCT-ND </text:p>
          </table:table-cell>
          <table:table-cell office:value-type="string" calcext:value-type="string">
            <text:p>810-C3225X7R1N106K25</text:p>
          </table:table-cell>
          <table:table-cell office:value-type="float" office:value="3416259" calcext:value-type="float">
            <text:p>34162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murata.com/en-eu/products/productdetail?partno=GRM188R72A104KA35%23</text:p>
          </table:table-cell>
          <table:table-cell office:value-type="string" calcext:value-type="string">
            <text:p>GRM188R72A104KA35D</text:p>
          </table:table-cell>
          <table:table-cell office:value-type="string" calcext:value-type="string">
            <text:p>490-3285-1-ND</text:p>
          </table:table-cell>
          <table:table-cell office:value-type="string" calcext:value-type="string">
            <text:p>81-GRM188R72A104KA35</text:p>
          </table:table-cell>
          <table:table-cell office:value-type="float" office:value="1828921" calcext:value-type="float">
            <text:p>18289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DRV8353S</text:p>
          </table:table-cell>
          <table:table-cell office:value-type="string" calcext:value-type="string">
            <text:p>Package_DFN_QFN:QFN-40-1EP_6x6mm_P0.5mm_EP4.6x4.6mm</text:p>
          </table:table-cell>
          <table:table-cell office:value-type="string" calcext:value-type="string">
            <text:p>https://www.ti.com/lit/ds/symlink/drv8353.pdf</text:p>
          </table:table-cell>
          <table:table-cell office:value-type="string" calcext:value-type="string">
            <text:p>DRV8353SRTAT</text:p>
          </table:table-cell>
          <table:table-cell office:value-type="string" calcext:value-type="string">
            <text:p>296-DRV8353SRTATCT-ND</text:p>
          </table:table-cell>
          <table:table-cell office:value-type="string" calcext:value-type="string">
            <text:p>595-DRV8353SRT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product.tdk.com/info/en/catalog/datasheets/mlcc_commercial_midvoltage_en.pdf</text:p>
          </table:table-cell>
          <table:table-cell office:value-type="string" calcext:value-type="string">
            <text:p>C1608X7S2A473K080AB</text:p>
          </table:table-cell>
          <table:table-cell office:value-type="string" calcext:value-type="string">
            <text:p>445-6032-1-ND</text:p>
          </table:table-cell>
          <table:table-cell office:value-type="string" calcext:value-type="string">
            <text:p>810-C1608X7S2A473K</text:p>
          </table:table-cell>
          <table:table-cell office:value-type="float" office:value="2906791" calcext:value-type="float">
            <text:p>29067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https://docs.broadcom.com/doc/AV02-0602EN</text:p>
          </table:table-cell>
          <table:table-cell office:value-type="string" calcext:value-type="string">
            <text:p>HSMC-C280</text:p>
          </table:table-cell>
          <table:table-cell office:value-type="string" calcext:value-type="string">
            <text:p>516-3060-1-ND</text:p>
          </table:table-cell>
          <table:table-cell office:value-type="string" calcext:value-type="string">
            <text:p>630-HSMC-C280</text:p>
          </table:table-cell>
          <table:table-cell office:value-type="float" office:value="2494321" calcext:value-type="float">
            <text:p>2494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2C</text:p>
          </table:table-cell>
          <table:table-cell office:value-type="string" calcext:value-type="string">
            <text:p>P122414CT-ND</text:p>
          </table:table-cell>
          <table:table-cell office:value-type="string" calcext:value-type="string">
            <text:p>667-ERJ-1GNF1002C</text:p>
          </table:table-cell>
          <table:table-cell office:value-type="float" office:value="2302362" calcext:value-type="float">
            <text:p>2302362</text:p>
          </table:table-cell>
          <table:table-cell office:value-type="string" calcext:value-type="string">
            <text:p>176-35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product.tdk.com/info/en/catalog/datasheets/mlcc_commercial_soft_en.pdf</text:p>
          </table:table-cell>
          <table:table-cell office:value-type="string" calcext:value-type="string">
            <text:p>C1005X5R1V105K050BE</text:p>
          </table:table-cell>
          <table:table-cell office:value-type="string" calcext:value-type="string">
            <text:p>445-175218-1-ND</text:p>
          </table:table-cell>
          <table:table-cell office:value-type="string" calcext:value-type="string">
            <text:p>810-C1005X5R1V105KE</text:p>
          </table:table-cell>
          <table:table-cell office:value-type="float" office:value="3416060" calcext:value-type="float">
            <text:p>3416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81A105ME05%23</text:p>
          </table:table-cell>
          <table:table-cell office:value-type="string" calcext:value-type="string">
            <text:p>GRM033C81A105ME05D</text:p>
          </table:table-cell>
          <table:table-cell office:value-type="string" calcext:value-type="string">
            <text:p>490-13219-1-ND</text:p>
          </table:table-cell>
          <table:table-cell office:value-type="string" calcext:value-type="string">
            <text:p>81-GRM033C81A105ME5D</text:p>
          </table:table-cell>
          <table:table-cell office:value-type="float" office:value="3238032" calcext:value-type="float">
            <text:p>3238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product.tdk.com/info/en/catalog/datasheets/mlcc_commercial_soft_en.pdf</text:p>
          </table:table-cell>
          <table:table-cell office:value-type="string" calcext:value-type="string">
            <text:p>C1005X5R1V105K050BE</text:p>
          </table:table-cell>
          <table:table-cell office:value-type="string" calcext:value-type="string">
            <text:p>445-175218-1-ND</text:p>
          </table:table-cell>
          <table:table-cell office:value-type="string" calcext:value-type="string">
            <text:p>810-C1005X5R1V105KE</text:p>
          </table:table-cell>
          <table:table-cell office:value-type="float" office:value="3416060" calcext:value-type="float">
            <text:p>3416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5101X</text:p>
          </table:table-cell>
          <table:table-cell office:value-type="string" calcext:value-type="string">
            <text:p>P5.10KLCT-ND</text:p>
          </table:table-cell>
          <table:table-cell office:value-type="string" calcext:value-type="string">
            <text:p>667-ERJ-2RKF5101X</text:p>
          </table:table-cell>
          <table:table-cell office:value-type="float" office:value="2302709" calcext:value-type="float">
            <text:p>2302709</text:p>
          </table:table-cell>
          <table:table-cell office:value-type="string" calcext:value-type="string">
            <text:p>732-5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P100KLCT-ND</text:p>
          </table:table-cell>
          <table:table-cell office:value-type="string" calcext:value-type="string">
            <text:p>667-ERJ-2RKF1003X</text:p>
          </table:table-cell>
          <table:table-cell office:value-type="float" office:value="2302839" calcext:value-type="float">
            <text:p>2302839</text:p>
          </table:table-cell>
          <table:table-cell office:value-type="string" calcext:value-type="string">
            <text:p>732-5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udriver3:FC4L64</text:p>
          </table:table-cell>
          <table:table-cell office:value-type="string" calcext:value-type="string">
            <text:p>https://www.ohmite.com/assets/docs/res_fc4l.pdf?r=false</text:p>
          </table:table-cell>
          <table:table-cell office:value-type="string" calcext:value-type="string">
            <text:p>FC4L64R005FER</text:p>
          </table:table-cell>
          <table:table-cell office:value-type="string" calcext:value-type="string">
            <text:p>FC4L64R005FERCT-ND</text:p>
          </table:table-cell>
          <table:table-cell office:value-type="string" calcext:value-type="string">
            <text:p>588-FC4L64R005FER</text:p>
          </table:table-cell>
          <table:table-cell office:value-type="float" office:value="2363991" calcext:value-type="float">
            <text:p>2363991</text:p>
          </table:table-cell>
          <table:table-cell office:value-type="string" calcext:value-type="string">
            <text:p>126-03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H102KA12%23</text:p>
          </table:table-cell>
          <table:table-cell office:value-type="string" calcext:value-type="string">
            <text:p>GRM033R71H102KA12D</text:p>
          </table:table-cell>
          <table:table-cell office:value-type="string" calcext:value-type="string">
            <text:p>490-10682-1-ND</text:p>
          </table:table-cell>
          <table:table-cell office:value-type="string" calcext:value-type="string">
            <text:p>81-GRM033R71H102KA2D</text:p>
          </table:table-cell>
          <table:table-cell office:value-type="float" office:value="2990701" calcext:value-type="float">
            <text:p>2990701</text:p>
          </table:table-cell>
          <table:table-cell office:value-type="string" calcext:value-type="string">
            <text:p>185-2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H102KA12%23</text:p>
          </table:table-cell>
          <table:table-cell office:value-type="string" calcext:value-type="string">
            <text:p>GRM033R71H102KA12D</text:p>
          </table:table-cell>
          <table:table-cell office:value-type="string" calcext:value-type="string">
            <text:p>490-10682-1-ND</text:p>
          </table:table-cell>
          <table:table-cell office:value-type="string" calcext:value-type="string">
            <text:p>81-GRM033R71H102KA2D</text:p>
          </table:table-cell>
          <table:table-cell office:value-type="float" office:value="2990701" calcext:value-type="float">
            <text:p>2990701</text:p>
          </table:table-cell>
          <table:table-cell office:value-type="string" calcext:value-type="string">
            <text:p>185-2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udriver3:VSON_CLIP_22</text:p>
          </table:table-cell>
          <table:table-cell office:value-type="string" calcext:value-type="string">
            <text:p>https://www.ti.com/lit/ds/symlink/csd88599q5dc.pdf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296-48289-1-ND</text:p>
          </table:table-cell>
          <table:table-cell office:value-type="string" calcext:value-type="string">
            <text:p>595-CSD88599Q5DC</text:p>
          </table:table-cell>
          <table:table-cell office:value-type="float" office:value="2766880" calcext:value-type="float">
            <text:p>27668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H102KA12%23</text:p>
          </table:table-cell>
          <table:table-cell office:value-type="string" calcext:value-type="string">
            <text:p>GRM033R71H102KA12D</text:p>
          </table:table-cell>
          <table:table-cell office:value-type="string" calcext:value-type="string">
            <text:p>490-10682-1-ND</text:p>
          </table:table-cell>
          <table:table-cell office:value-type="string" calcext:value-type="string">
            <text:p>81-GRM033R71H102KA2D</text:p>
          </table:table-cell>
          <table:table-cell office:value-type="float" office:value="2990701" calcext:value-type="float">
            <text:p>2990701</text:p>
          </table:table-cell>
          <table:table-cell office:value-type="string" calcext:value-type="string">
            <text:p>185-2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udriver3:VSON_CLIP_22</text:p>
          </table:table-cell>
          <table:table-cell office:value-type="string" calcext:value-type="string">
            <text:p>https://www.ti.com/lit/ds/symlink/csd88599q5dc.pdf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296-48289-1-ND</text:p>
          </table:table-cell>
          <table:table-cell office:value-type="string" calcext:value-type="string">
            <text:p>595-CSD88599Q5DC</text:p>
          </table:table-cell>
          <table:table-cell office:value-type="float" office:value="2766880" calcext:value-type="float">
            <text:p>27668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P100KLCT-ND</text:p>
          </table:table-cell>
          <table:table-cell office:value-type="string" calcext:value-type="string">
            <text:p>667-ERJ-2RKF1003X</text:p>
          </table:table-cell>
          <table:table-cell office:value-type="float" office:value="2302839" calcext:value-type="float">
            <text:p>2302839</text:p>
          </table:table-cell>
          <table:table-cell office:value-type="string" calcext:value-type="string">
            <text:p>732-5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P100KLCT-ND</text:p>
          </table:table-cell>
          <table:table-cell office:value-type="string" calcext:value-type="string">
            <text:p>667-ERJ-2RKF1003X</text:p>
          </table:table-cell>
          <table:table-cell office:value-type="float" office:value="2302839" calcext:value-type="float">
            <text:p>2302839</text:p>
          </table:table-cell>
          <table:table-cell office:value-type="string" calcext:value-type="string">
            <text:p>732-5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5101X</text:p>
          </table:table-cell>
          <table:table-cell office:value-type="string" calcext:value-type="string">
            <text:p>P5.10KLCT-ND</text:p>
          </table:table-cell>
          <table:table-cell office:value-type="string" calcext:value-type="string">
            <text:p>667-ERJ-2RKF5101X</text:p>
          </table:table-cell>
          <table:table-cell office:value-type="float" office:value="2302709" calcext:value-type="float">
            <text:p>2302709</text:p>
          </table:table-cell>
          <table:table-cell office:value-type="string" calcext:value-type="string">
            <text:p>732-5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5101X</text:p>
          </table:table-cell>
          <table:table-cell office:value-type="string" calcext:value-type="string">
            <text:p>P5.10KLCT-ND</text:p>
          </table:table-cell>
          <table:table-cell office:value-type="string" calcext:value-type="string">
            <text:p>667-ERJ-2RKF5101X</text:p>
          </table:table-cell>
          <table:table-cell office:value-type="float" office:value="2302709" calcext:value-type="float">
            <text:p>2302709</text:p>
          </table:table-cell>
          <table:table-cell office:value-type="string" calcext:value-type="string">
            <text:p>732-5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udriver3:FC4L64</text:p>
          </table:table-cell>
          <table:table-cell office:value-type="string" calcext:value-type="string">
            <text:p>https://www.ohmite.com/assets/docs/res_fc4l.pdf?r=false</text:p>
          </table:table-cell>
          <table:table-cell office:value-type="string" calcext:value-type="string">
            <text:p>FC4L64R005FER</text:p>
          </table:table-cell>
          <table:table-cell office:value-type="string" calcext:value-type="string">
            <text:p>FC4L64R005FERCT-ND</text:p>
          </table:table-cell>
          <table:table-cell office:value-type="string" calcext:value-type="string">
            <text:p>588-FC4L64R005FER</text:p>
          </table:table-cell>
          <table:table-cell office:value-type="float" office:value="2363991" calcext:value-type="float">
            <text:p>2363991</text:p>
          </table:table-cell>
          <table:table-cell office:value-type="string" calcext:value-type="string">
            <text:p>126-03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200C</text:p>
          </table:table-cell>
          <table:table-cell office:value-type="string" calcext:value-type="string">
            <text:p>P122692CT-ND</text:p>
          </table:table-cell>
          <table:table-cell office:value-type="string" calcext:value-type="string">
            <text:p>667-ERJ-1GNF1200C</text:p>
          </table:table-cell>
          <table:table-cell office:value-type="float" office:value="2396857" calcext:value-type="float">
            <text:p>2396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200C</text:p>
          </table:table-cell>
          <table:table-cell office:value-type="string" calcext:value-type="string">
            <text:p>P122692CT-ND</text:p>
          </table:table-cell>
          <table:table-cell office:value-type="string" calcext:value-type="string">
            <text:p>667-ERJ-1GNF1200C</text:p>
          </table:table-cell>
          <table:table-cell office:value-type="float" office:value="2396857" calcext:value-type="float">
            <text:p>2396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200C</text:p>
          </table:table-cell>
          <table:table-cell office:value-type="string" calcext:value-type="string">
            <text:p>P122692CT-ND</text:p>
          </table:table-cell>
          <table:table-cell office:value-type="string" calcext:value-type="string">
            <text:p>667-ERJ-1GNF1200C</text:p>
          </table:table-cell>
          <table:table-cell office:value-type="float" office:value="2396857" calcext:value-type="float">
            <text:p>2396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udriver3:AMASS_MR30PW-FB_1x03_P3.50mm_Horizontal</text:p>
          </table:table-cell>
          <table:table-cell office:value-type="string" calcext:value-type="string">
            <text:p>https://www.tme.eu/en/Document/5e47640ba39fa492dbd4c0f4c8ae7b93/MR30PW%20SPEC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udriver3:VSON_CLIP_22</text:p>
          </table:table-cell>
          <table:table-cell office:value-type="string" calcext:value-type="string">
            <text:p>https://www.ti.com/lit/ds/symlink/csd88599q5dc.pdf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296-48289-1-ND</text:p>
          </table:table-cell>
          <table:table-cell office:value-type="string" calcext:value-type="string">
            <text:p>595-CSD88599Q5DC</text:p>
          </table:table-cell>
          <table:table-cell office:value-type="float" office:value="2766880" calcext:value-type="float">
            <text:p>27668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4701C</text:p>
          </table:table-cell>
          <table:table-cell office:value-type="string" calcext:value-type="string">
            <text:p>P123031CT-ND</text:p>
          </table:table-cell>
          <table:table-cell office:value-type="string" calcext:value-type="string">
            <text:p>667-ERJ-1GNF4701C</text:p>
          </table:table-cell>
          <table:table-cell office:value-type="float" office:value="2302353" calcext:value-type="float">
            <text:p>2302353</text:p>
          </table:table-cell>
          <table:table-cell office:value-type="string" calcext:value-type="string">
            <text:p>179-7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udriver3:FC4L64</text:p>
          </table:table-cell>
          <table:table-cell office:value-type="string" calcext:value-type="string">
            <text:p>https://www.ohmite.com/assets/docs/res_fc4l.pdf?r=false</text:p>
          </table:table-cell>
          <table:table-cell office:value-type="string" calcext:value-type="string">
            <text:p>FC4L64R005FER</text:p>
          </table:table-cell>
          <table:table-cell office:value-type="string" calcext:value-type="string">
            <text:p>FC4L64R005FERCT-ND</text:p>
          </table:table-cell>
          <table:table-cell office:value-type="string" calcext:value-type="string">
            <text:p>588-FC4L64R005FER</text:p>
          </table:table-cell>
          <table:table-cell office:value-type="float" office:value="2363991" calcext:value-type="float">
            <text:p>2363991</text:p>
          </table:table-cell>
          <table:table-cell office:value-type="string" calcext:value-type="string">
            <text:p>126-03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https://product.tdk.com/info/en/catalog/datasheets/mlcc_commercial_general_en.pdf</text:p>
          </table:table-cell>
          <table:table-cell office:value-type="string" calcext:value-type="string">
            <text:p>C3225X7R1N106K250AC</text:p>
          </table:table-cell>
          <table:table-cell office:value-type="string" calcext:value-type="string">
            <text:p>445-C3225X7R1N106K250ACCT-ND </text:p>
          </table:table-cell>
          <table:table-cell office:value-type="string" calcext:value-type="string">
            <text:p>810-C3225X7R1N106K25</text:p>
          </table:table-cell>
          <table:table-cell office:value-type="float" office:value="3416259" calcext:value-type="float">
            <text:p>34162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murata.com/en-eu/products/productdetail?partno=GRM188R72A104KA35%23</text:p>
          </table:table-cell>
          <table:table-cell office:value-type="string" calcext:value-type="string">
            <text:p>GRM188R72A104KA35D</text:p>
          </table:table-cell>
          <table:table-cell office:value-type="string" calcext:value-type="string">
            <text:p>490-3285-1-ND</text:p>
          </table:table-cell>
          <table:table-cell office:value-type="string" calcext:value-type="string">
            <text:p>81-GRM188R72A104KA35</text:p>
          </table:table-cell>
          <table:table-cell office:value-type="float" office:value="1828921" calcext:value-type="float">
            <text:p>18289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DRV8353S</text:p>
          </table:table-cell>
          <table:table-cell office:value-type="string" calcext:value-type="string">
            <text:p>Package_DFN_QFN:QFN-40-1EP_6x6mm_P0.5mm_EP4.6x4.6mm</text:p>
          </table:table-cell>
          <table:table-cell office:value-type="string" calcext:value-type="string">
            <text:p>https://www.ti.com/lit/ds/symlink/drv8353.pdf</text:p>
          </table:table-cell>
          <table:table-cell office:value-type="string" calcext:value-type="string">
            <text:p>DRV8353SRTAT</text:p>
          </table:table-cell>
          <table:table-cell office:value-type="string" calcext:value-type="string">
            <text:p>296-DRV8353SRTATCT-ND</text:p>
          </table:table-cell>
          <table:table-cell office:value-type="string" calcext:value-type="string">
            <text:p>595-DRV8353SRT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product.tdk.com/info/en/catalog/datasheets/mlcc_commercial_midvoltage_en.pdf</text:p>
          </table:table-cell>
          <table:table-cell office:value-type="string" calcext:value-type="string">
            <text:p>C1608X7S2A473K080AB</text:p>
          </table:table-cell>
          <table:table-cell office:value-type="string" calcext:value-type="string">
            <text:p>445-6032-1-ND</text:p>
          </table:table-cell>
          <table:table-cell office:value-type="string" calcext:value-type="string">
            <text:p>810-C1608X7S2A473K</text:p>
          </table:table-cell>
          <table:table-cell office:value-type="float" office:value="2906791" calcext:value-type="float">
            <text:p>29067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https://docs.broadcom.com/doc/AV02-0602EN</text:p>
          </table:table-cell>
          <table:table-cell office:value-type="string" calcext:value-type="string">
            <text:p>HSMC-C280</text:p>
          </table:table-cell>
          <table:table-cell office:value-type="string" calcext:value-type="string">
            <text:p>516-3060-1-ND</text:p>
          </table:table-cell>
          <table:table-cell office:value-type="string" calcext:value-type="string">
            <text:p>630-HSMC-C280</text:p>
          </table:table-cell>
          <table:table-cell office:value-type="float" office:value="2494321" calcext:value-type="float">
            <text:p>2494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2C</text:p>
          </table:table-cell>
          <table:table-cell office:value-type="string" calcext:value-type="string">
            <text:p>P122414CT-ND</text:p>
          </table:table-cell>
          <table:table-cell office:value-type="string" calcext:value-type="string">
            <text:p>667-ERJ-1GNF1002C</text:p>
          </table:table-cell>
          <table:table-cell office:value-type="float" office:value="2302362" calcext:value-type="float">
            <text:p>2302362</text:p>
          </table:table-cell>
          <table:table-cell office:value-type="string" calcext:value-type="string">
            <text:p>176-35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product.tdk.com/info/en/catalog/datasheets/mlcc_commercial_soft_en.pdf</text:p>
          </table:table-cell>
          <table:table-cell office:value-type="string" calcext:value-type="string">
            <text:p>C1005X5R1V105K050BE</text:p>
          </table:table-cell>
          <table:table-cell office:value-type="string" calcext:value-type="string">
            <text:p>445-175218-1-ND</text:p>
          </table:table-cell>
          <table:table-cell office:value-type="string" calcext:value-type="string">
            <text:p>810-C1005X5R1V105KE</text:p>
          </table:table-cell>
          <table:table-cell office:value-type="float" office:value="3416060" calcext:value-type="float">
            <text:p>3416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81A105ME05%23</text:p>
          </table:table-cell>
          <table:table-cell office:value-type="string" calcext:value-type="string">
            <text:p>GRM033C81A105ME05D</text:p>
          </table:table-cell>
          <table:table-cell office:value-type="string" calcext:value-type="string">
            <text:p>490-13219-1-ND</text:p>
          </table:table-cell>
          <table:table-cell office:value-type="string" calcext:value-type="string">
            <text:p>81-GRM033C81A105ME5D</text:p>
          </table:table-cell>
          <table:table-cell office:value-type="float" office:value="3238032" calcext:value-type="float">
            <text:p>3238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product.tdk.com/info/en/catalog/datasheets/mlcc_commercial_soft_en.pdf</text:p>
          </table:table-cell>
          <table:table-cell office:value-type="string" calcext:value-type="string">
            <text:p>C1005X5R1V105K050BE</text:p>
          </table:table-cell>
          <table:table-cell office:value-type="string" calcext:value-type="string">
            <text:p>445-175218-1-ND</text:p>
          </table:table-cell>
          <table:table-cell office:value-type="string" calcext:value-type="string">
            <text:p>810-C1005X5R1V105KE</text:p>
          </table:table-cell>
          <table:table-cell office:value-type="float" office:value="3416060" calcext:value-type="float">
            <text:p>3416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5101X</text:p>
          </table:table-cell>
          <table:table-cell office:value-type="string" calcext:value-type="string">
            <text:p>P5.10KLCT-ND</text:p>
          </table:table-cell>
          <table:table-cell office:value-type="string" calcext:value-type="string">
            <text:p>667-ERJ-2RKF5101X</text:p>
          </table:table-cell>
          <table:table-cell office:value-type="float" office:value="2302709" calcext:value-type="float">
            <text:p>2302709</text:p>
          </table:table-cell>
          <table:table-cell office:value-type="string" calcext:value-type="string">
            <text:p>732-5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P100KLCT-ND</text:p>
          </table:table-cell>
          <table:table-cell office:value-type="string" calcext:value-type="string">
            <text:p>667-ERJ-2RKF1003X</text:p>
          </table:table-cell>
          <table:table-cell office:value-type="float" office:value="2302839" calcext:value-type="float">
            <text:p>2302839</text:p>
          </table:table-cell>
          <table:table-cell office:value-type="string" calcext:value-type="string">
            <text:p>732-5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H102KA12%23</text:p>
          </table:table-cell>
          <table:table-cell office:value-type="string" calcext:value-type="string">
            <text:p>GRM033R71H102KA12D</text:p>
          </table:table-cell>
          <table:table-cell office:value-type="string" calcext:value-type="string">
            <text:p>490-10682-1-ND</text:p>
          </table:table-cell>
          <table:table-cell office:value-type="string" calcext:value-type="string">
            <text:p>81-GRM033R71H102KA2D</text:p>
          </table:table-cell>
          <table:table-cell office:value-type="float" office:value="2990701" calcext:value-type="float">
            <text:p>2990701</text:p>
          </table:table-cell>
          <table:table-cell office:value-type="string" calcext:value-type="string">
            <text:p>185-2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H102KA12%23</text:p>
          </table:table-cell>
          <table:table-cell office:value-type="string" calcext:value-type="string">
            <text:p>GRM033R71H102KA12D</text:p>
          </table:table-cell>
          <table:table-cell office:value-type="string" calcext:value-type="string">
            <text:p>490-10682-1-ND</text:p>
          </table:table-cell>
          <table:table-cell office:value-type="string" calcext:value-type="string">
            <text:p>81-GRM033R71H102KA2D</text:p>
          </table:table-cell>
          <table:table-cell office:value-type="float" office:value="2990701" calcext:value-type="float">
            <text:p>2990701</text:p>
          </table:table-cell>
          <table:table-cell office:value-type="string" calcext:value-type="string">
            <text:p>185-2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udriver3:VSON_CLIP_22</text:p>
          </table:table-cell>
          <table:table-cell office:value-type="string" calcext:value-type="string">
            <text:p>https://www.ti.com/lit/ds/symlink/csd88599q5dc.pdf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296-48289-1-ND</text:p>
          </table:table-cell>
          <table:table-cell office:value-type="string" calcext:value-type="string">
            <text:p>595-CSD88599Q5DC</text:p>
          </table:table-cell>
          <table:table-cell office:value-type="float" office:value="2766880" calcext:value-type="float">
            <text:p>27668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H102KA12%23</text:p>
          </table:table-cell>
          <table:table-cell office:value-type="string" calcext:value-type="string">
            <text:p>GRM033R71H102KA12D</text:p>
          </table:table-cell>
          <table:table-cell office:value-type="string" calcext:value-type="string">
            <text:p>490-10682-1-ND</text:p>
          </table:table-cell>
          <table:table-cell office:value-type="string" calcext:value-type="string">
            <text:p>81-GRM033R71H102KA2D</text:p>
          </table:table-cell>
          <table:table-cell office:value-type="float" office:value="2990701" calcext:value-type="float">
            <text:p>2990701</text:p>
          </table:table-cell>
          <table:table-cell office:value-type="string" calcext:value-type="string">
            <text:p>185-2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udriver3:VSON_CLIP_22</text:p>
          </table:table-cell>
          <table:table-cell office:value-type="string" calcext:value-type="string">
            <text:p>https://www.ti.com/lit/ds/symlink/csd88599q5dc.pdf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296-48289-1-ND</text:p>
          </table:table-cell>
          <table:table-cell office:value-type="string" calcext:value-type="string">
            <text:p>595-CSD88599Q5DC</text:p>
          </table:table-cell>
          <table:table-cell office:value-type="float" office:value="2766880" calcext:value-type="float">
            <text:p>27668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P100KLCT-ND</text:p>
          </table:table-cell>
          <table:table-cell office:value-type="string" calcext:value-type="string">
            <text:p>667-ERJ-2RKF1003X</text:p>
          </table:table-cell>
          <table:table-cell office:value-type="float" office:value="2302839" calcext:value-type="float">
            <text:p>2302839</text:p>
          </table:table-cell>
          <table:table-cell office:value-type="string" calcext:value-type="string">
            <text:p>732-5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P100KLCT-ND</text:p>
          </table:table-cell>
          <table:table-cell office:value-type="string" calcext:value-type="string">
            <text:p>667-ERJ-2RKF1003X</text:p>
          </table:table-cell>
          <table:table-cell office:value-type="float" office:value="2302839" calcext:value-type="float">
            <text:p>2302839</text:p>
          </table:table-cell>
          <table:table-cell office:value-type="string" calcext:value-type="string">
            <text:p>732-5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5101X</text:p>
          </table:table-cell>
          <table:table-cell office:value-type="string" calcext:value-type="string">
            <text:p>P5.10KLCT-ND</text:p>
          </table:table-cell>
          <table:table-cell office:value-type="string" calcext:value-type="string">
            <text:p>667-ERJ-2RKF5101X</text:p>
          </table:table-cell>
          <table:table-cell office:value-type="float" office:value="2302709" calcext:value-type="float">
            <text:p>2302709</text:p>
          </table:table-cell>
          <table:table-cell office:value-type="string" calcext:value-type="string">
            <text:p>732-5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5101X</text:p>
          </table:table-cell>
          <table:table-cell office:value-type="string" calcext:value-type="string">
            <text:p>P5.10KLCT-ND</text:p>
          </table:table-cell>
          <table:table-cell office:value-type="string" calcext:value-type="string">
            <text:p>667-ERJ-2RKF5101X</text:p>
          </table:table-cell>
          <table:table-cell office:value-type="float" office:value="2302709" calcext:value-type="float">
            <text:p>2302709</text:p>
          </table:table-cell>
          <table:table-cell office:value-type="string" calcext:value-type="string">
            <text:p>732-5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udriver3:FC4L64</text:p>
          </table:table-cell>
          <table:table-cell office:value-type="string" calcext:value-type="string">
            <text:p>https://www.ohmite.com/assets/docs/res_fc4l.pdf?r=false</text:p>
          </table:table-cell>
          <table:table-cell office:value-type="string" calcext:value-type="string">
            <text:p>FC4L64R005FER</text:p>
          </table:table-cell>
          <table:table-cell office:value-type="string" calcext:value-type="string">
            <text:p>FC4L64R005FERCT-ND</text:p>
          </table:table-cell>
          <table:table-cell office:value-type="string" calcext:value-type="string">
            <text:p>588-FC4L64R005FER</text:p>
          </table:table-cell>
          <table:table-cell office:value-type="float" office:value="2363991" calcext:value-type="float">
            <text:p>2363991</text:p>
          </table:table-cell>
          <table:table-cell office:value-type="string" calcext:value-type="string">
            <text:p>126-03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200C</text:p>
          </table:table-cell>
          <table:table-cell office:value-type="string" calcext:value-type="string">
            <text:p>P122692CT-ND</text:p>
          </table:table-cell>
          <table:table-cell office:value-type="string" calcext:value-type="string">
            <text:p>667-ERJ-1GNF1200C</text:p>
          </table:table-cell>
          <table:table-cell office:value-type="float" office:value="2396857" calcext:value-type="float">
            <text:p>2396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200C</text:p>
          </table:table-cell>
          <table:table-cell office:value-type="string" calcext:value-type="string">
            <text:p>P122692CT-ND</text:p>
          </table:table-cell>
          <table:table-cell office:value-type="string" calcext:value-type="string">
            <text:p>667-ERJ-1GNF1200C</text:p>
          </table:table-cell>
          <table:table-cell office:value-type="float" office:value="2396857" calcext:value-type="float">
            <text:p>2396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200C</text:p>
          </table:table-cell>
          <table:table-cell office:value-type="string" calcext:value-type="string">
            <text:p>P122692CT-ND</text:p>
          </table:table-cell>
          <table:table-cell office:value-type="string" calcext:value-type="string">
            <text:p>667-ERJ-1GNF1200C</text:p>
          </table:table-cell>
          <table:table-cell office:value-type="float" office:value="2396857" calcext:value-type="float">
            <text:p>2396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udriver3:AMASS_MR30PW-FB_1x03_P3.50mm_Horizontal</text:p>
          </table:table-cell>
          <table:table-cell office:value-type="string" calcext:value-type="string">
            <text:p>https://www.tme.eu/en/Document/5e47640ba39fa492dbd4c0f4c8ae7b93/MR30PW%20SPEC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udriver3:VSON_CLIP_22</text:p>
          </table:table-cell>
          <table:table-cell office:value-type="string" calcext:value-type="string">
            <text:p>https://www.ti.com/lit/ds/symlink/csd88599q5dc.pdf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296-48289-1-ND</text:p>
          </table:table-cell>
          <table:table-cell office:value-type="string" calcext:value-type="string">
            <text:p>595-CSD88599Q5DC</text:p>
          </table:table-cell>
          <table:table-cell office:value-type="float" office:value="2766880" calcext:value-type="float">
            <text:p>27668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4701C</text:p>
          </table:table-cell>
          <table:table-cell office:value-type="string" calcext:value-type="string">
            <text:p>P123031CT-ND</text:p>
          </table:table-cell>
          <table:table-cell office:value-type="string" calcext:value-type="string">
            <text:p>667-ERJ-1GNF4701C</text:p>
          </table:table-cell>
          <table:table-cell office:value-type="float" office:value="2302353" calcext:value-type="float">
            <text:p>2302353</text:p>
          </table:table-cell>
          <table:table-cell office:value-type="string" calcext:value-type="string">
            <text:p>179-7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udriver3:FC4L64</text:p>
          </table:table-cell>
          <table:table-cell office:value-type="string" calcext:value-type="string">
            <text:p>https://www.ohmite.com/assets/docs/res_fc4l.pdf?r=false</text:p>
          </table:table-cell>
          <table:table-cell office:value-type="string" calcext:value-type="string">
            <text:p>FC4L64R005FER</text:p>
          </table:table-cell>
          <table:table-cell office:value-type="string" calcext:value-type="string">
            <text:p>FC4L64R005FERCT-ND</text:p>
          </table:table-cell>
          <table:table-cell office:value-type="string" calcext:value-type="string">
            <text:p>588-FC4L64R005FER</text:p>
          </table:table-cell>
          <table:table-cell office:value-type="float" office:value="2363991" calcext:value-type="float">
            <text:p>2363991</text:p>
          </table:table-cell>
          <table:table-cell office:value-type="string" calcext:value-type="string">
            <text:p>126-03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udriver3:FC4L64</text:p>
          </table:table-cell>
          <table:table-cell office:value-type="string" calcext:value-type="string">
            <text:p>https://www.ohmite.com/assets/docs/res_fc4l.pdf?r=false</text:p>
          </table:table-cell>
          <table:table-cell office:value-type="string" calcext:value-type="string">
            <text:p>FC4L64R005FER</text:p>
          </table:table-cell>
          <table:table-cell office:value-type="string" calcext:value-type="string">
            <text:p>FC4L64R005FERCT-ND</text:p>
          </table:table-cell>
          <table:table-cell office:value-type="string" calcext:value-type="string">
            <text:p>588-FC4L64R005FER</text:p>
          </table:table-cell>
          <table:table-cell office:value-type="float" office:value="2363991" calcext:value-type="float">
            <text:p>2363991</text:p>
          </table:table-cell>
          <table:table-cell office:value-type="string" calcext:value-type="string">
            <text:p>126-03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5101X</text:p>
          </table:table-cell>
          <table:table-cell office:value-type="string" calcext:value-type="string">
            <text:p>P5.10KLCT-ND</text:p>
          </table:table-cell>
          <table:table-cell office:value-type="string" calcext:value-type="string">
            <text:p>667-ERJ-2RKF5101X</text:p>
          </table:table-cell>
          <table:table-cell office:value-type="float" office:value="2302709" calcext:value-type="float">
            <text:p>2302709</text:p>
          </table:table-cell>
          <table:table-cell office:value-type="string" calcext:value-type="string">
            <text:p>732-5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P100KLCT-ND</text:p>
          </table:table-cell>
          <table:table-cell office:value-type="string" calcext:value-type="string">
            <text:p>667-ERJ-2RKF1003X</text:p>
          </table:table-cell>
          <table:table-cell office:value-type="float" office:value="2302839" calcext:value-type="float">
            <text:p>2302839</text:p>
          </table:table-cell>
          <table:table-cell office:value-type="string" calcext:value-type="string">
            <text:p>732-5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https://product.tdk.com/info/en/catalog/datasheets/mlcc_commercial_midvoltage_en.pdf</text:p>
          </table:table-cell>
          <table:table-cell office:value-type="string" calcext:value-type="string">
            <text:p>C5750X7S2A226M280KB</text:p>
          </table:table-cell>
          <table:table-cell office:value-type="string" calcext:value-type="string">
            <text:p>445-C5750X7S2A226M280KBCT-ND</text:p>
          </table:table-cell>
          <table:table-cell office:value-type="string" calcext:value-type="string">
            <text:p>810-C5750X7S2A226280</text:p>
          </table:table-cell>
          <table:table-cell office:value-type="float" office:value="3416277" calcext:value-type="float">
            <text:p>341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https://product.tdk.com/info/en/catalog/datasheets/mlcc_commercial_midvoltage_en.pdf</text:p>
          </table:table-cell>
          <table:table-cell office:value-type="string" calcext:value-type="string">
            <text:p>C5750X7S2A226M280KB</text:p>
          </table:table-cell>
          <table:table-cell office:value-type="string" calcext:value-type="string">
            <text:p>445-C5750X7S2A226M280KBCT-ND</text:p>
          </table:table-cell>
          <table:table-cell office:value-type="string" calcext:value-type="string">
            <text:p>810-C5750X7S2A226280</text:p>
          </table:table-cell>
          <table:table-cell office:value-type="float" office:value="3416277" calcext:value-type="float">
            <text:p>341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https://product.tdk.com/info/en/catalog/datasheets/mlcc_commercial_midvoltage_en.pdf</text:p>
          </table:table-cell>
          <table:table-cell office:value-type="string" calcext:value-type="string">
            <text:p>C5750X7S2A226M280KB</text:p>
          </table:table-cell>
          <table:table-cell office:value-type="string" calcext:value-type="string">
            <text:p>445-C5750X7S2A226M280KBCT-ND</text:p>
          </table:table-cell>
          <table:table-cell office:value-type="string" calcext:value-type="string">
            <text:p>810-C5750X7S2A226280</text:p>
          </table:table-cell>
          <table:table-cell office:value-type="float" office:value="3416277" calcext:value-type="float">
            <text:p>341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udriver3:AMASS_XT30PW-M_1x02_P2.50mm_Horizontal</text:p>
          </table:table-cell>
          <table:table-cell office:value-type="string" calcext:value-type="string">
            <text:p>https://www.tme.eu/en/Document/ce4077e36b79046da520ca73227e15de/XT30PW%20SPEC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TPD1E04U04</text:p>
          </table:table-cell>
          <table:table-cell office:value-type="string" calcext:value-type="string">
            <text:p>Diode_SMD:D_0201_0603Metric</text:p>
          </table:table-cell>
          <table:table-cell office:value-type="string" calcext:value-type="string">
            <text:p>https://www.ti.com/lit/ds/symlink/tpd1e04u04.pdf</text:p>
          </table:table-cell>
          <table:table-cell office:value-type="string" calcext:value-type="string">
            <text:p>TPD1E04U04DPYT</text:p>
          </table:table-cell>
          <table:table-cell office:value-type="string" calcext:value-type="string">
            <text:p>296-47224-1-ND</text:p>
          </table:table-cell>
          <table:table-cell office:value-type="string" calcext:value-type="string">
            <text:p>595-TPD1E04U04DPY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SMD:LED_WS2812B_PLCC4_5.0x5.0mm_P3.2mm</text:p>
          </table:table-cell>
          <table:table-cell office:value-type="string" calcext:value-type="string">
            <text:p>https://cdn-shop.adafruit.com/datasheets/WS2812B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33R0C</text:p>
          </table:table-cell>
          <table:table-cell office:value-type="string" calcext:value-type="string">
            <text:p>P122944CT-ND</text:p>
          </table:table-cell>
          <table:table-cell office:value-type="string" calcext:value-type="string">
            <text:p>667-ERJ-1GNF33R0C</text:p>
          </table:table-cell>
          <table:table-cell office:value-type="float" office:value="2302295" calcext:value-type="float">
            <text:p>23022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TPD1E04U04</text:p>
          </table:table-cell>
          <table:table-cell office:value-type="string" calcext:value-type="string">
            <text:p>Diode_SMD:D_0201_0603Metric</text:p>
          </table:table-cell>
          <table:table-cell office:value-type="string" calcext:value-type="string">
            <text:p>https://www.ti.com/lit/ds/symlink/tpd1e04u04.pdf</text:p>
          </table:table-cell>
          <table:table-cell office:value-type="string" calcext:value-type="string">
            <text:p>TPD1E04U04DPYT</text:p>
          </table:table-cell>
          <table:table-cell office:value-type="string" calcext:value-type="string">
            <text:p>296-47224-1-ND</text:p>
          </table:table-cell>
          <table:table-cell office:value-type="string" calcext:value-type="string">
            <text:p>595-TPD1E04U04DPY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TPD1E04U04</text:p>
          </table:table-cell>
          <table:table-cell office:value-type="string" calcext:value-type="string">
            <text:p>Diode_SMD:D_0201_0603Metric</text:p>
          </table:table-cell>
          <table:table-cell office:value-type="string" calcext:value-type="string">
            <text:p>https://www.ti.com/lit/ds/symlink/tpd1e04u04.pdf</text:p>
          </table:table-cell>
          <table:table-cell office:value-type="string" calcext:value-type="string">
            <text:p>TPD1E04U04DPYT</text:p>
          </table:table-cell>
          <table:table-cell office:value-type="string" calcext:value-type="string">
            <text:p>296-47224-1-ND</text:p>
          </table:table-cell>
          <table:table-cell office:value-type="string" calcext:value-type="string">
            <text:p>595-TPD1E04U04DPY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TPD1E04U04</text:p>
          </table:table-cell>
          <table:table-cell office:value-type="string" calcext:value-type="string">
            <text:p>Diode_SMD:D_0201_0603Metric</text:p>
          </table:table-cell>
          <table:table-cell office:value-type="string" calcext:value-type="string">
            <text:p>https://www.ti.com/lit/ds/symlink/tpd1e04u04.pdf</text:p>
          </table:table-cell>
          <table:table-cell office:value-type="string" calcext:value-type="string">
            <text:p>TPD1E04U04DPYT</text:p>
          </table:table-cell>
          <table:table-cell office:value-type="string" calcext:value-type="string">
            <text:p>296-47224-1-ND</text:p>
          </table:table-cell>
          <table:table-cell office:value-type="string" calcext:value-type="string">
            <text:p>595-TPD1E04U04DPY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PD1E04U04</text:p>
          </table:table-cell>
          <table:table-cell office:value-type="string" calcext:value-type="string">
            <text:p>Diode_SMD:D_0201_0603Metric</text:p>
          </table:table-cell>
          <table:table-cell office:value-type="string" calcext:value-type="string">
            <text:p>https://www.ti.com/lit/ds/symlink/tpd1e04u04.pdf</text:p>
          </table:table-cell>
          <table:table-cell office:value-type="string" calcext:value-type="string">
            <text:p>TPD1E04U04DPYT</text:p>
          </table:table-cell>
          <table:table-cell office:value-type="string" calcext:value-type="string">
            <text:p>296-47224-1-ND</text:p>
          </table:table-cell>
          <table:table-cell office:value-type="string" calcext:value-type="string">
            <text:p>595-TPD1E04U04DPY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TPD1E04U04</text:p>
          </table:table-cell>
          <table:table-cell office:value-type="string" calcext:value-type="string">
            <text:p>Diode_SMD:D_0201_0603Metric</text:p>
          </table:table-cell>
          <table:table-cell office:value-type="string" calcext:value-type="string">
            <text:p>https://www.ti.com/lit/ds/symlink/tpd1e04u04.pdf</text:p>
          </table:table-cell>
          <table:table-cell office:value-type="string" calcext:value-type="string">
            <text:p>TPD1E04U04DPYT</text:p>
          </table:table-cell>
          <table:table-cell office:value-type="string" calcext:value-type="string">
            <text:p>296-47224-1-ND</text:p>
          </table:table-cell>
          <table:table-cell office:value-type="string" calcext:value-type="string">
            <text:p>595-TPD1E04U04DPY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TPD1E04U04</text:p>
          </table:table-cell>
          <table:table-cell office:value-type="string" calcext:value-type="string">
            <text:p>Diode_SMD:D_0201_0603Metric</text:p>
          </table:table-cell>
          <table:table-cell office:value-type="string" calcext:value-type="string">
            <text:p>https://www.ti.com/lit/ds/symlink/tpd1e04u04.pdf</text:p>
          </table:table-cell>
          <table:table-cell office:value-type="string" calcext:value-type="string">
            <text:p>TPD1E04U04DPYT</text:p>
          </table:table-cell>
          <table:table-cell office:value-type="string" calcext:value-type="string">
            <text:p>296-47224-1-ND</text:p>
          </table:table-cell>
          <table:table-cell office:value-type="string" calcext:value-type="string">
            <text:p>595-TPD1E04U04DPY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TPD1E04U04</text:p>
          </table:table-cell>
          <table:table-cell office:value-type="string" calcext:value-type="string">
            <text:p>Diode_SMD:D_0201_0603Metric</text:p>
          </table:table-cell>
          <table:table-cell office:value-type="string" calcext:value-type="string">
            <text:p>https://www.ti.com/lit/ds/symlink/tpd1e04u04.pdf</text:p>
          </table:table-cell>
          <table:table-cell office:value-type="string" calcext:value-type="string">
            <text:p>TPD1E04U04DPYT</text:p>
          </table:table-cell>
          <table:table-cell office:value-type="string" calcext:value-type="string">
            <text:p>296-47224-1-ND</text:p>
          </table:table-cell>
          <table:table-cell office:value-type="string" calcext:value-type="string">
            <text:p>595-TPD1E04U04DPY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TPD1E04U04</text:p>
          </table:table-cell>
          <table:table-cell office:value-type="string" calcext:value-type="string">
            <text:p>Diode_SMD:D_0201_0603Metric</text:p>
          </table:table-cell>
          <table:table-cell office:value-type="string" calcext:value-type="string">
            <text:p>https://www.ti.com/lit/ds/symlink/tpd1e04u04.pdf</text:p>
          </table:table-cell>
          <table:table-cell office:value-type="string" calcext:value-type="string">
            <text:p>TPD1E04U04DPYT</text:p>
          </table:table-cell>
          <table:table-cell office:value-type="string" calcext:value-type="string">
            <text:p>296-47224-1-ND</text:p>
          </table:table-cell>
          <table:table-cell office:value-type="string" calcext:value-type="string">
            <text:p>595-TPD1E04U04DPY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ADM6_ADF6</text:p>
          </table:table-cell>
          <table:table-cell office:value-type="string" calcext:value-type="string">
            <text:p>udriver3:ADF6-10-XX.X-XXX-4-X-A-XR</text:p>
          </table:table-cell>
          <table:table-cell office:value-type="string" calcext:value-type="string">
            <text:p>http://suddendocs.samtec.com/prints/adf6-xxx-xx.x-xxx-4-x-x-xr-mkt.pdf</text:p>
          </table:table-cell>
          <table:table-cell office:value-type="string" calcext:value-type="string">
            <text:p>ADF6-10-03.5-L-4-2-A</text:p>
          </table:table-cell>
          <table:table-cell office:value-type="string" calcext:value-type="string">
            <text:p>612-ADF6-10-03.5-L-4-2-A-TR-ND</text:p>
          </table:table-cell>
          <table:table-cell office:value-type="string" calcext:value-type="string">
            <text:p>200-ADF6-10-3.5-L42A</text:p>
          </table:table-cell>
          <table:table-cell office:value-type="float" office:value="3462763" calcext:value-type="float">
            <text:p>3462763</text:p>
          </table:table-cell>
          <table:table-cell office:value-type="string" calcext:value-type="string">
            <text:p>202-78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ADM6_ADF6</text:p>
          </table:table-cell>
          <table:table-cell office:value-type="string" calcext:value-type="string">
            <text:p>udriver3:ADF6-10-XX.X-XXX-4-X-A-XR</text:p>
          </table:table-cell>
          <table:table-cell office:value-type="string" calcext:value-type="string">
            <text:p>http://suddendocs.samtec.com/prints/adf6-xxx-xx.x-xxx-4-x-x-xr-mkt.pdf</text:p>
          </table:table-cell>
          <table:table-cell office:value-type="string" calcext:value-type="string">
            <text:p>ADF6-10-03.5-L-4-2-A</text:p>
          </table:table-cell>
          <table:table-cell office:value-type="string" calcext:value-type="string">
            <text:p>612-ADF6-10-03.5-L-4-2-A-TR-ND</text:p>
          </table:table-cell>
          <table:table-cell office:value-type="string" calcext:value-type="string">
            <text:p>200-ADF6-10-3.5-L42A</text:p>
          </table:table-cell>
          <table:table-cell office:value-type="float" office:value="3462763" calcext:value-type="float">
            <text:p>3462763</text:p>
          </table:table-cell>
          <table:table-cell office:value-type="string" calcext:value-type="string">
            <text:p>202-78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81A105ME05%23</text:p>
          </table:table-cell>
          <table:table-cell office:value-type="string" calcext:value-type="string">
            <text:p>GRM033C81A105ME05D</text:p>
          </table:table-cell>
          <table:table-cell office:value-type="string" calcext:value-type="string">
            <text:p>490-13219-1-ND</text:p>
          </table:table-cell>
          <table:table-cell office:value-type="string" calcext:value-type="string">
            <text:p>81-GRM033C81A105ME5D</text:p>
          </table:table-cell>
          <table:table-cell office:value-type="float" office:value="3238032" calcext:value-type="float">
            <text:p>3238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1C</text:p>
          </table:table-cell>
          <table:table-cell office:value-type="string" calcext:value-type="string">
            <text:p>P122413CT-ND</text:p>
          </table:table-cell>
          <table:table-cell office:value-type="string" calcext:value-type="string">
            <text:p>667-ERJ-1GNF1001C</text:p>
          </table:table-cell>
          <table:table-cell office:value-type="float" office:value="2302336" calcext:value-type="float">
            <text:p>2302336</text:p>
          </table:table-cell>
          <table:table-cell office:value-type="string" calcext:value-type="string">
            <text:p>179-7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1C</text:p>
          </table:table-cell>
          <table:table-cell office:value-type="string" calcext:value-type="string">
            <text:p>P122413CT-ND</text:p>
          </table:table-cell>
          <table:table-cell office:value-type="string" calcext:value-type="string">
            <text:p>667-ERJ-1GNF1001C</text:p>
          </table:table-cell>
          <table:table-cell office:value-type="float" office:value="2302336" calcext:value-type="float">
            <text:p>2302336</text:p>
          </table:table-cell>
          <table:table-cell office:value-type="string" calcext:value-type="string">
            <text:p>179-7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1C</text:p>
          </table:table-cell>
          <table:table-cell office:value-type="string" calcext:value-type="string">
            <text:p>P122413CT-ND</text:p>
          </table:table-cell>
          <table:table-cell office:value-type="string" calcext:value-type="string">
            <text:p>667-ERJ-1GNF1001C</text:p>
          </table:table-cell>
          <table:table-cell office:value-type="float" office:value="2302336" calcext:value-type="float">
            <text:p>2302336</text:p>
          </table:table-cell>
          <table:table-cell office:value-type="string" calcext:value-type="string">
            <text:p>179-7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H102KA12%23</text:p>
          </table:table-cell>
          <table:table-cell office:value-type="string" calcext:value-type="string">
            <text:p>GRM033R71H102KA12D</text:p>
          </table:table-cell>
          <table:table-cell office:value-type="string" calcext:value-type="string">
            <text:p>490-10682-1-ND</text:p>
          </table:table-cell>
          <table:table-cell office:value-type="string" calcext:value-type="string">
            <text:p>81-GRM033R71H102KA2D</text:p>
          </table:table-cell>
          <table:table-cell office:value-type="float" office:value="2990701" calcext:value-type="float">
            <text:p>2990701</text:p>
          </table:table-cell>
          <table:table-cell office:value-type="string" calcext:value-type="string">
            <text:p>185-2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H102KA12%23</text:p>
          </table:table-cell>
          <table:table-cell office:value-type="string" calcext:value-type="string">
            <text:p>GRM033R71H102KA12D</text:p>
          </table:table-cell>
          <table:table-cell office:value-type="string" calcext:value-type="string">
            <text:p>490-10682-1-ND</text:p>
          </table:table-cell>
          <table:table-cell office:value-type="string" calcext:value-type="string">
            <text:p>81-GRM033R71H102KA2D</text:p>
          </table:table-cell>
          <table:table-cell office:value-type="float" office:value="2990701" calcext:value-type="float">
            <text:p>2990701</text:p>
          </table:table-cell>
          <table:table-cell office:value-type="string" calcext:value-type="string">
            <text:p>185-2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H102KA12%23</text:p>
          </table:table-cell>
          <table:table-cell office:value-type="string" calcext:value-type="string">
            <text:p>GRM033R71H102KA12D</text:p>
          </table:table-cell>
          <table:table-cell office:value-type="string" calcext:value-type="string">
            <text:p>490-10682-1-ND</text:p>
          </table:table-cell>
          <table:table-cell office:value-type="string" calcext:value-type="string">
            <text:p>81-GRM033R71H102KA2D</text:p>
          </table:table-cell>
          <table:table-cell office:value-type="float" office:value="2990701" calcext:value-type="float">
            <text:p>2990701</text:p>
          </table:table-cell>
          <table:table-cell office:value-type="string" calcext:value-type="string">
            <text:p>185-2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81A105ME05%23</text:p>
          </table:table-cell>
          <table:table-cell office:value-type="string" calcext:value-type="string">
            <text:p>GRM033C81A105ME05D</text:p>
          </table:table-cell>
          <table:table-cell office:value-type="string" calcext:value-type="string">
            <text:p>490-13219-1-ND</text:p>
          </table:table-cell>
          <table:table-cell office:value-type="string" calcext:value-type="string">
            <text:p>81-GRM033C81A105ME5D</text:p>
          </table:table-cell>
          <table:table-cell office:value-type="float" office:value="3238032" calcext:value-type="float">
            <text:p>3238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1C</text:p>
          </table:table-cell>
          <table:table-cell office:value-type="string" calcext:value-type="string">
            <text:p>P122413CT-ND</text:p>
          </table:table-cell>
          <table:table-cell office:value-type="string" calcext:value-type="string">
            <text:p>667-ERJ-1GNF1001C</text:p>
          </table:table-cell>
          <table:table-cell office:value-type="float" office:value="2302336" calcext:value-type="float">
            <text:p>2302336</text:p>
          </table:table-cell>
          <table:table-cell office:value-type="string" calcext:value-type="string">
            <text:p>179-7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1C</text:p>
          </table:table-cell>
          <table:table-cell office:value-type="string" calcext:value-type="string">
            <text:p>P122413CT-ND</text:p>
          </table:table-cell>
          <table:table-cell office:value-type="string" calcext:value-type="string">
            <text:p>667-ERJ-1GNF1001C</text:p>
          </table:table-cell>
          <table:table-cell office:value-type="float" office:value="2302336" calcext:value-type="float">
            <text:p>2302336</text:p>
          </table:table-cell>
          <table:table-cell office:value-type="string" calcext:value-type="string">
            <text:p>179-7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1C</text:p>
          </table:table-cell>
          <table:table-cell office:value-type="string" calcext:value-type="string">
            <text:p>P122413CT-ND</text:p>
          </table:table-cell>
          <table:table-cell office:value-type="string" calcext:value-type="string">
            <text:p>667-ERJ-1GNF1001C</text:p>
          </table:table-cell>
          <table:table-cell office:value-type="float" office:value="2302336" calcext:value-type="float">
            <text:p>2302336</text:p>
          </table:table-cell>
          <table:table-cell office:value-type="string" calcext:value-type="string">
            <text:p>179-7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H102KA12%23</text:p>
          </table:table-cell>
          <table:table-cell office:value-type="string" calcext:value-type="string">
            <text:p>GRM033R71H102KA12D</text:p>
          </table:table-cell>
          <table:table-cell office:value-type="string" calcext:value-type="string">
            <text:p>490-10682-1-ND</text:p>
          </table:table-cell>
          <table:table-cell office:value-type="string" calcext:value-type="string">
            <text:p>81-GRM033R71H102KA2D</text:p>
          </table:table-cell>
          <table:table-cell office:value-type="float" office:value="2990701" calcext:value-type="float">
            <text:p>2990701</text:p>
          </table:table-cell>
          <table:table-cell office:value-type="string" calcext:value-type="string">
            <text:p>185-2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H102KA12%23</text:p>
          </table:table-cell>
          <table:table-cell office:value-type="string" calcext:value-type="string">
            <text:p>GRM033R71H102KA12D</text:p>
          </table:table-cell>
          <table:table-cell office:value-type="string" calcext:value-type="string">
            <text:p>490-10682-1-ND</text:p>
          </table:table-cell>
          <table:table-cell office:value-type="string" calcext:value-type="string">
            <text:p>81-GRM033R71H102KA2D</text:p>
          </table:table-cell>
          <table:table-cell office:value-type="float" office:value="2990701" calcext:value-type="float">
            <text:p>2990701</text:p>
          </table:table-cell>
          <table:table-cell office:value-type="string" calcext:value-type="string">
            <text:p>185-2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H102KA12%23</text:p>
          </table:table-cell>
          <table:table-cell office:value-type="string" calcext:value-type="string">
            <text:p>GRM033R71H102KA12D</text:p>
          </table:table-cell>
          <table:table-cell office:value-type="string" calcext:value-type="string">
            <text:p>490-10682-1-ND</text:p>
          </table:table-cell>
          <table:table-cell office:value-type="string" calcext:value-type="string">
            <text:p>81-GRM033R71H102KA2D</text:p>
          </table:table-cell>
          <table:table-cell office:value-type="float" office:value="2990701" calcext:value-type="float">
            <text:p>2990701</text:p>
          </table:table-cell>
          <table:table-cell office:value-type="string" calcext:value-type="string">
            <text:p>185-2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udriver3:Hirose_DF13-05P-1.25DSA_1x05_P1.25mm_Vertical</text:p>
          </table:table-cell>
          <table:table-cell office:value-type="string" calcext:value-type="string">
            <text:p>https://www.hirose.com/product/document?clcode=&amp;productname=&amp;series=DF13&amp;documenttype=Catalog&amp;lang=en&amp;documentid=D31687_en</text:p>
          </table:table-cell>
          <table:table-cell office:value-type="string" calcext:value-type="string">
            <text:p>DF13-5P-1.25DSA(75)</text:p>
          </table:table-cell>
          <table:table-cell office:value-type="string" calcext:value-type="string">
            <text:p>DF13-5P-1.25DSA(75)-ND</text:p>
          </table:table-cell>
          <table:table-cell office:value-type="string" calcext:value-type="string">
            <text:p>798-DF13-5P-125DSA75</text:p>
          </table:table-cell>
          <table:table-cell office:value-type="float" office:value="2427589" calcext:value-type="float">
            <text:p>2427589</text:p>
          </table:table-cell>
          <table:table-cell office:value-type="string" calcext:value-type="string">
            <text:p>188-63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udriver3:Hirose_DF13-05P-1.25DSA_1x05_P1.25mm_Vertical</text:p>
          </table:table-cell>
          <table:table-cell office:value-type="string" calcext:value-type="string">
            <text:p>https://www.hirose.com/product/document?clcode=&amp;productname=&amp;series=DF13&amp;documenttype=Catalog&amp;lang=en&amp;documentid=D31687_en</text:p>
          </table:table-cell>
          <table:table-cell office:value-type="string" calcext:value-type="string">
            <text:p>DF13-5P-1.25DSA(75)</text:p>
          </table:table-cell>
          <table:table-cell office:value-type="string" calcext:value-type="string">
            <text:p>DF13-5P-1.25DSA(75)-ND</text:p>
          </table:table-cell>
          <table:table-cell office:value-type="string" calcext:value-type="string">
            <text:p>798-DF13-5P-125DSA75</text:p>
          </table:table-cell>
          <table:table-cell office:value-type="float" office:value="2427589" calcext:value-type="float">
            <text:p>2427589</text:p>
          </table:table-cell>
          <table:table-cell office:value-type="string" calcext:value-type="string">
            <text:p>188-63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SF0204RUT</text:p>
          </table:table-cell>
          <table:table-cell office:value-type="string" calcext:value-type="string">
            <text:p>Package_DFN_QFN:Texas_R_PUQFN-N12</text:p>
          </table:table-cell>
          <table:table-cell office:value-type="string" calcext:value-type="string">
            <text:p>https://www.ti.com/lit/ds/symlink/lsf0204.pdf</text:p>
          </table:table-cell>
          <table:table-cell office:value-type="string" calcext:value-type="string">
            <text:p>LSF0204RUTR</text:p>
          </table:table-cell>
          <table:table-cell office:value-type="string" calcext:value-type="string">
            <text:p>296-40404-1-ND</text:p>
          </table:table-cell>
          <table:table-cell office:value-type="string" calcext:value-type="string">
            <text:p>595-LSF0204RUT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LSF0204RUT</text:p>
          </table:table-cell>
          <table:table-cell office:value-type="string" calcext:value-type="string">
            <text:p>Package_DFN_QFN:Texas_R_PUQFN-N12</text:p>
          </table:table-cell>
          <table:table-cell office:value-type="string" calcext:value-type="string">
            <text:p>https://www.ti.com/lit/ds/symlink/lsf0204.pdf</text:p>
          </table:table-cell>
          <table:table-cell office:value-type="string" calcext:value-type="string">
            <text:p>LSF0204RUTR</text:p>
          </table:table-cell>
          <table:table-cell office:value-type="string" calcext:value-type="string">
            <text:p>296-40404-1-ND</text:p>
          </table:table-cell>
          <table:table-cell office:value-type="string" calcext:value-type="string">
            <text:p>595-LSF0204RUT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2C</text:p>
          </table:table-cell>
          <table:table-cell office:value-type="string" calcext:value-type="string">
            <text:p>P122414CT-ND</text:p>
          </table:table-cell>
          <table:table-cell office:value-type="string" calcext:value-type="string">
            <text:p>667-ERJ-1GNF1002C</text:p>
          </table:table-cell>
          <table:table-cell office:value-type="float" office:value="2302362" calcext:value-type="float">
            <text:p>2302362</text:p>
          </table:table-cell>
          <table:table-cell office:value-type="string" calcext:value-type="string">
            <text:p>176-35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B3U-3100P</text:p>
          </table:table-cell>
          <table:table-cell office:value-type="string" calcext:value-type="string">
            <text:p>Button_Switch_SMD:SW_SPST_B3U-1000P</text:p>
          </table:table-cell>
          <table:table-cell office:value-type="string" calcext:value-type="string">
            <text:p>https://omronfs.omron.com/en_US/ecb/products/pdf/en-b3u.pdf</text:p>
          </table:table-cell>
          <table:table-cell office:value-type="string" calcext:value-type="string">
            <text:p>B3U-1000P</text:p>
          </table:table-cell>
          <table:table-cell office:value-type="string" calcext:value-type="string">
            <text:p>SW1020CT-ND</text:p>
          </table:table-cell>
          <table:table-cell office:value-type="string" calcext:value-type="string">
            <text:p>653-B3U-1000P</text:p>
          </table:table-cell>
          <table:table-cell office:value-type="float" office:value="1333652" calcext:value-type="float">
            <text:p>1333652</text:p>
          </table:table-cell>
          <table:table-cell office:value-type="string" calcext:value-type="string">
            <text:p><text:s/>419-8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R71E103KE14%23</text:p>
          </table:table-cell>
          <table:table-cell office:value-type="string" calcext:value-type="string">
            <text:p>GRM033R71E103KE14D</text:p>
          </table:table-cell>
          <table:table-cell office:value-type="string" calcext:value-type="string">
            <text:p>490-14454-1-ND</text:p>
          </table:table-cell>
          <table:table-cell office:value-type="string" calcext:value-type="string">
            <text:p>81-GRM033R71E103KE4D</text:p>
          </table:table-cell>
          <table:table-cell office:value-type="float" office:value="2990696" calcext:value-type="float">
            <text:p>2990696</text:p>
          </table:table-cell>
          <table:table-cell office:value-type="string" calcext:value-type="string">
            <text:p>185-20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ECS-TXO-2016-33-250-TR</text:p>
          </table:table-cell>
          <table:table-cell office:value-type="string" calcext:value-type="string">
            <text:p>udriver3:Crystal_SMD_2016-4Pin_2.0x1.6mm</text:p>
          </table:table-cell>
          <table:table-cell office:value-type="string" calcext:value-type="string">
            <text:p>https://ecsxtal.com/store/pdf/ECS-TXO-2016.pdf</text:p>
          </table:table-cell>
          <table:table-cell office:value-type="string" calcext:value-type="string">
            <text:p>ECS-TXO-2016-33-250-TR</text:p>
          </table:table-cell>
          <table:table-cell office:value-type="string" calcext:value-type="string">
            <text:p>XC3163CT-ND</text:p>
          </table:table-cell>
          <table:table-cell office:value-type="string" calcext:value-type="string">
            <text:p>520-TXO-2016-33-250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Socket_1.27mm:PinSocket_2x04_P1.27mm_Vertical</text:p>
          </table:table-cell>
          <table:table-cell office:value-type="string" calcext:value-type="string">
            <text:p>https://media.digikey.com/pdf/Data%20Sheets/FCI%20PDFs/Minitek%20127_Catalog.pdf</text:p>
          </table:table-cell>
          <table:table-cell office:value-type="string" calcext:value-type="string">
            <text:p>20021311-00008T4LF</text:p>
          </table:table-cell>
          <table:table-cell office:value-type="string" calcext:value-type="string">
            <text:p>609-3753-ND</text:p>
          </table:table-cell>
          <table:table-cell office:value-type="string" calcext:value-type="string">
            <text:p>649-221311-00008T4LF</text:p>
          </table:table-cell>
          <table:table-cell office:value-type="float" office:value="2892503" calcext:value-type="float">
            <text:p>28925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1C</text:p>
          </table:table-cell>
          <table:table-cell office:value-type="string" calcext:value-type="string">
            <text:p>P122413CT-ND</text:p>
          </table:table-cell>
          <table:table-cell office:value-type="string" calcext:value-type="string">
            <text:p>667-ERJ-1GNF1001C</text:p>
          </table:table-cell>
          <table:table-cell office:value-type="float" office:value="2302336" calcext:value-type="float">
            <text:p>2302336</text:p>
          </table:table-cell>
          <table:table-cell office:value-type="string" calcext:value-type="string">
            <text:p>179-7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TPS3703</text:p>
          </table:table-cell>
          <table:table-cell office:value-type="string" calcext:value-type="string">
            <text:p>Package_SON:WSON-6_1.5x1.5mm_P0.5mm</text:p>
          </table:table-cell>
          <table:table-cell office:value-type="string" calcext:value-type="string">
            <text:p>https://www.ti.com/lit/ds/symlink/tps3703.pdf</text:p>
          </table:table-cell>
          <table:table-cell office:value-type="string" calcext:value-type="string">
            <text:p>TPS3703A7120DSERQ1</text:p>
          </table:table-cell>
          <table:table-cell office:value-type="string" calcext:value-type="string">
            <text:p>296-TPS3703A7120DSERQ1CT-ND</text:p>
          </table:table-cell>
          <table:table-cell office:value-type="string" calcext:value-type="string">
            <text:p>595-S3703A7120DSERQ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4701C</text:p>
          </table:table-cell>
          <table:table-cell office:value-type="string" calcext:value-type="string">
            <text:p>P123031CT-ND</text:p>
          </table:table-cell>
          <table:table-cell office:value-type="string" calcext:value-type="string">
            <text:p>667-ERJ-1GNF4701C</text:p>
          </table:table-cell>
          <table:table-cell office:value-type="float" office:value="2302353" calcext:value-type="float">
            <text:p>2302353</text:p>
          </table:table-cell>
          <table:table-cell office:value-type="string" calcext:value-type="string">
            <text:p>179-7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https://docs.broadcom.com/doc/AV02-0602EN</text:p>
          </table:table-cell>
          <table:table-cell office:value-type="string" calcext:value-type="string">
            <text:p>HSMG-C280</text:p>
          </table:table-cell>
          <table:table-cell office:value-type="string" calcext:value-type="string">
            <text:p>516-3066-1-ND</text:p>
          </table:table-cell>
          <table:table-cell office:value-type="string" calcext:value-type="string">
            <text:p>630-HSMG-C280</text:p>
          </table:table-cell>
          <table:table-cell office:value-type="float" office:value="2494322" calcext:value-type="float">
            <text:p>2494322</text:p>
          </table:table-cell>
          <table:table-cell office:value-type="string" calcext:value-type="string">
            <text:p>867-65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NX7002BKM</text:p>
          </table:table-cell>
          <table:table-cell office:value-type="string" calcext:value-type="string">
            <text:p>Package_DFN_QFN:Diodes_DFN1006-3</text:p>
          </table:table-cell>
          <table:table-cell office:value-type="string" calcext:value-type="string">
            <text:p>https://assets.nexperia.com/documents/data-sheet/NX7002BKM.pdf</text:p>
          </table:table-cell>
          <table:table-cell office:value-type="string" calcext:value-type="string">
            <text:p>NX7002BKMYL</text:p>
          </table:table-cell>
          <table:table-cell office:value-type="string" calcext:value-type="string">
            <text:p>1727-2232-1-ND</text:p>
          </table:table-cell>
          <table:table-cell office:value-type="string" calcext:value-type="string">
            <text:p>771-NX7002BKMYL</text:p>
          </table:table-cell>
          <table:table-cell office:value-type="float" office:value="2498574" calcext:value-type="float">
            <text:p>24985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TPS3703</text:p>
          </table:table-cell>
          <table:table-cell office:value-type="string" calcext:value-type="string">
            <text:p>Package_SON:WSON-6_1.5x1.5mm_P0.5mm</text:p>
          </table:table-cell>
          <table:table-cell office:value-type="string" calcext:value-type="string">
            <text:p>https://www.ti.com/lit/ds/symlink/tps3703.pdf</text:p>
          </table:table-cell>
          <table:table-cell office:value-type="string" calcext:value-type="string">
            <text:p>TPS3703A7120DSERQ1</text:p>
          </table:table-cell>
          <table:table-cell office:value-type="string" calcext:value-type="string">
            <text:p>296-TPS3703A7120DSERQ1CT-ND</text:p>
          </table:table-cell>
          <table:table-cell office:value-type="string" calcext:value-type="string">
            <text:p>595-S3703A7120DSERQ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2C</text:p>
          </table:table-cell>
          <table:table-cell office:value-type="string" calcext:value-type="string">
            <text:p>P122414CT-ND</text:p>
          </table:table-cell>
          <table:table-cell office:value-type="string" calcext:value-type="string">
            <text:p>667-ERJ-1GNF1002C</text:p>
          </table:table-cell>
          <table:table-cell office:value-type="float" office:value="2302362" calcext:value-type="float">
            <text:p>2302362</text:p>
          </table:table-cell>
          <table:table-cell office:value-type="string" calcext:value-type="string">
            <text:p>176-35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murata.com/en-eu/products/productdetail?partno=GRM033C71A104KE14%23</text:p>
          </table:table-cell>
          <table:table-cell office:value-type="string" calcext:value-type="string">
            <text:p>GRM033C71A104KE14D</text:p>
          </table:table-cell>
          <table:table-cell office:value-type="string" calcext:value-type="string">
            <text:p>490-14450-1-ND</text:p>
          </table:table-cell>
          <table:table-cell office:value-type="string" calcext:value-type="string">
            <text:p>81-GRM033C71A104KE4D</text:p>
          </table:table-cell>
          <table:table-cell office:value-type="float" office:value="2990681" calcext:value-type="float">
            <text:p>2990681</text:p>
          </table:table-cell>
          <table:table-cell office:value-type="string" calcext:value-type="string">
            <text:p>185-1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2C</text:p>
          </table:table-cell>
          <table:table-cell office:value-type="string" calcext:value-type="string">
            <text:p>P122414CT-ND</text:p>
          </table:table-cell>
          <table:table-cell office:value-type="string" calcext:value-type="string">
            <text:p>667-ERJ-1GNF1002C</text:p>
          </table:table-cell>
          <table:table-cell office:value-type="float" office:value="2302362" calcext:value-type="float">
            <text:p>2302362</text:p>
          </table:table-cell>
          <table:table-cell office:value-type="string" calcext:value-type="string">
            <text:p>176-35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2C</text:p>
          </table:table-cell>
          <table:table-cell office:value-type="string" calcext:value-type="string">
            <text:p>P122414CT-ND</text:p>
          </table:table-cell>
          <table:table-cell office:value-type="string" calcext:value-type="string">
            <text:p>667-ERJ-1GNF1002C</text:p>
          </table:table-cell>
          <table:table-cell office:value-type="float" office:value="2302362" calcext:value-type="float">
            <text:p>2302362</text:p>
          </table:table-cell>
          <table:table-cell office:value-type="string" calcext:value-type="string">
            <text:p>176-35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2C</text:p>
          </table:table-cell>
          <table:table-cell office:value-type="string" calcext:value-type="string">
            <text:p>P122414CT-ND</text:p>
          </table:table-cell>
          <table:table-cell office:value-type="string" calcext:value-type="string">
            <text:p>667-ERJ-1GNF1002C</text:p>
          </table:table-cell>
          <table:table-cell office:value-type="float" office:value="2302362" calcext:value-type="float">
            <text:p>2302362</text:p>
          </table:table-cell>
          <table:table-cell office:value-type="string" calcext:value-type="string">
            <text:p>176-35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udriver3:Hirose_DF13-07P-1.25DSA_1x07_P1.25mm_Vertical</text:p>
          </table:table-cell>
          <table:table-cell office:value-type="string" calcext:value-type="string">
            <text:p>https://www.hirose.com/product/document?clcode=&amp;productname=&amp;series=DF13&amp;documenttype=Catalog&amp;lang=en&amp;documentid=D31687_en</text:p>
          </table:table-cell>
          <table:table-cell office:value-type="string" calcext:value-type="string">
            <text:p>DF13-7P-1.25DSA(75)</text:p>
          </table:table-cell>
          <table:table-cell office:value-type="string" calcext:value-type="string">
            <text:p>DF13-7P-1.25DSA(75)-ND</text:p>
          </table:table-cell>
          <table:table-cell office:value-type="string" calcext:value-type="string">
            <text:p>798-DF13-7P-125DSA75</text:p>
          </table:table-cell>
          <table:table-cell/>
          <table:table-cell office:value-type="string" calcext:value-type="string">
            <text:p>188-62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0C</text:p>
          </table:table-cell>
          <table:table-cell office:value-type="string" calcext:value-type="string">
            <text:p>P122654CT-ND</text:p>
          </table:table-cell>
          <table:table-cell office:value-type="string" calcext:value-type="string">
            <text:p>667-ERJ-1GNF1000C</text:p>
          </table:table-cell>
          <table:table-cell office:value-type="float" office:value="2302309" calcext:value-type="float">
            <text:p>2302309</text:p>
          </table:table-cell>
          <table:table-cell office:value-type="string" calcext:value-type="string">
            <text:p>179-71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SLVDS1048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s://www.ti.com/lit/ds/symlink/dslvds1048.pdf</text:p>
          </table:table-cell>
          <table:table-cell office:value-type="string" calcext:value-type="string">
            <text:p>DSLVDS1048PWR</text:p>
          </table:table-cell>
          <table:table-cell office:value-type="string" calcext:value-type="string">
            <text:p>296-51106-1-ND</text:p>
          </table:table-cell>
          <table:table-cell office:value-type="string" calcext:value-type="string">
            <text:p>595-DSLVDS1048PW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0C</text:p>
          </table:table-cell>
          <table:table-cell office:value-type="string" calcext:value-type="string">
            <text:p>P122654CT-ND</text:p>
          </table:table-cell>
          <table:table-cell office:value-type="string" calcext:value-type="string">
            <text:p>667-ERJ-1GNF1000C</text:p>
          </table:table-cell>
          <table:table-cell office:value-type="float" office:value="2302309" calcext:value-type="float">
            <text:p>2302309</text:p>
          </table:table-cell>
          <table:table-cell office:value-type="string" calcext:value-type="string">
            <text:p>179-71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https://industrial.panasonic.com/cdbs/www-data/pdf/RDA0000/AOA0000C304.pdf</text:p>
          </table:table-cell>
          <table:table-cell office:value-type="string" calcext:value-type="string">
            <text:p>ERJ-1GNF1000C</text:p>
          </table:table-cell>
          <table:table-cell office:value-type="string" calcext:value-type="string">
            <text:p>P122654CT-ND</text:p>
          </table:table-cell>
          <table:table-cell office:value-type="string" calcext:value-type="string">
            <text:p>667-ERJ-1GNF1000C</text:p>
          </table:table-cell>
          <table:table-cell office:value-type="float" office:value="2302309" calcext:value-type="float">
            <text:p>2302309</text:p>
          </table:table-cell>
          <table:table-cell office:value-type="string" calcext:value-type="string">
            <text:p>179-71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PD6E05U06</text:p>
          </table:table-cell>
          <table:table-cell office:value-type="string" calcext:value-type="string">
            <text:p>udriver3:USON_14</text:p>
          </table:table-cell>
          <table:table-cell office:value-type="string" calcext:value-type="string">
            <text:p>https://www.ti.com/lit/ds/symlink/tpd6e05u06.pdf</text:p>
          </table:table-cell>
          <table:table-cell office:value-type="string" calcext:value-type="string">
            <text:p>TPD6E05U06RVZR</text:p>
          </table:table-cell>
          <table:table-cell office:value-type="string" calcext:value-type="string">
            <text:p>296-39349-1-ND</text:p>
          </table:table-cell>
          <table:table-cell office:value-type="string" calcext:value-type="string">
            <text:p>595-TPD6E05U06RVZR</text:p>
          </table:table-cell>
          <table:table-cell table:number-columns-repeated="1017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9T17:32:17.576000000</dc:date>
    <meta:editing-duration>PT2M15S</meta:editing-duration>
    <meta:editing-cycles>1</meta:editing-cycles>
    <meta:generator>LibreOffice/6.0.7.3$Windows_X86_64 LibreOffice_project/dc89aa7a9eabfd848af146d5086077aeed2ae4a5</meta:generator>
    <meta:document-statistic meta:table-count="1" meta:cell-count="1878" meta:object-count="0"/>
  </office:meta>
</office:document-meta>
</file>